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11.86pt"/>
    </style:style>
    <style:style style:name="co3" style:family="table-column">
      <style:table-column-properties fo:break-before="auto" style:column-width="65.31pt"/>
    </style:style>
    <style:style style:name="co4" style:family="table-column">
      <style:table-column-properties fo:break-before="auto" style:column-width="160.44pt"/>
    </style:style>
    <style:style style:name="co5" style:family="table-column">
      <style:table-column-properties fo:break-before="auto" style:column-width="192.39pt"/>
    </style:style>
    <style:style style:name="co6" style:family="table-column">
      <style:table-column-properties fo:break-before="auto" style:column-width="248.66pt"/>
    </style:style>
    <style:style style:name="co7" style:family="table-column">
      <style:table-column-properties fo:break-before="auto" style:column-width="100.01pt"/>
    </style:style>
    <style:style style:name="co8" style:family="table-column">
      <style:table-column-properties fo:break-before="auto" style:column-width="134.76pt"/>
    </style:style>
    <style:style style:name="co9" style:family="table-column">
      <style:table-column-properties fo:break-before="auto" style:column-width="247.24pt"/>
    </style:style>
    <style:style style:name="co10" style:family="table-column">
      <style:table-column-properties fo:break-before="auto" style:column-width="196.55pt"/>
    </style:style>
    <style:style style:name="co11" style:family="table-column">
      <style:table-column-properties fo:break-before="auto" style:column-width="138.9pt"/>
    </style:style>
    <style:style style:name="co12" style:family="table-column">
      <style:table-column-properties fo:break-before="auto" style:column-width="122.26pt"/>
    </style:style>
    <style:style style:name="co13" style:family="table-column">
      <style:table-column-properties fo:break-before="auto" style:column-width="140.29pt"/>
    </style:style>
    <style:style style:name="co14" style:family="table-column">
      <style:table-column-properties fo:break-before="auto" style:column-width="145.84pt"/>
    </style:style>
    <style:style style:name="co15" style:family="table-column">
      <style:table-column-properties fo:break-before="auto" style:column-width="229.89pt"/>
    </style:style>
    <style:style style:name="co16" style:family="table-column">
      <style:table-column-properties fo:break-before="auto" style:column-width="50.71pt"/>
    </style:style>
    <style:style style:name="co17" style:family="table-column">
      <style:table-column-properties fo:break-before="auto" style:column-width="54.14pt"/>
    </style:style>
    <style:style style:name="co18" style:family="table-column">
      <style:table-column-properties fo:break-before="auto" style:column-width="45.84pt"/>
    </style:style>
    <style:style style:name="co19" style:family="table-column">
      <style:table-column-properties fo:break-before="auto" style:column-width="52.81pt"/>
    </style:style>
    <style:style style:name="co20" style:family="table-column">
      <style:table-column-properties fo:break-before="auto" style:column-width="135.44pt"/>
    </style:style>
    <style:style style:name="co21" style:family="table-column">
      <style:table-column-properties fo:break-before="auto" style:column-width="166.71pt"/>
    </style:style>
    <style:style style:name="co22" style:family="table-column">
      <style:table-column-properties fo:break-before="auto" style:column-width="193.04pt"/>
    </style:style>
    <style:style style:name="co23" style:family="table-column">
      <style:table-column-properties fo:break-before="auto" style:column-width="77.81pt"/>
    </style:style>
    <style:style style:name="co24" style:family="table-column">
      <style:table-column-properties fo:break-before="auto" style:column-width="102.81pt"/>
    </style:style>
    <style:style style:name="co25" style:family="table-column">
      <style:table-column-properties fo:break-before="auto" style:column-width="155.54pt"/>
    </style:style>
    <style:style style:name="co26" style:family="table-column">
      <style:table-column-properties fo:break-before="auto" style:column-width="236.86pt"/>
    </style:style>
    <style:style style:name="co27" style:family="table-column">
      <style:table-column-properties fo:break-before="auto" style:column-width="111.09pt"/>
    </style:style>
    <style:style style:name="co28" style:family="table-column">
      <style:table-column-properties fo:break-before="auto" style:column-width="119.45pt"/>
    </style:style>
    <style:style style:name="co29" style:family="table-column">
      <style:table-column-properties fo:break-before="auto" style:column-width="171.55pt"/>
    </style:style>
    <style:style style:name="co30" style:family="table-column">
      <style:table-column-properties fo:break-before="auto" style:column-width="236.15pt"/>
    </style:style>
    <style:style style:name="co31" style:family="table-column">
      <style:table-column-properties fo:break-before="auto" style:column-width="82.66pt"/>
    </style:style>
    <style:style style:name="co32" style:family="table-column">
      <style:table-column-properties fo:break-before="auto" style:column-width="142.4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GIN">
      <style:table-properties table:display="true" style:writing-mode="lr-tb"/>
    </style:style>
    <style:style style:name="ta2" style:family="table" style:master-page-name="PageStyle_5f_STANDARD_5f_USER">
      <style:table-properties table:display="true" style:writing-mode="lr-tb"/>
    </style:style>
    <style:style style:name="ta3" style:family="table" style:master-page-name="PageStyle_5f_PROBLEM_5f_USER">
      <style:table-properties table:display="true" style:writing-mode="lr-tb"/>
    </style:style>
    <style:style style:name="ta4" style:family="table" style:master-page-name="PageStyle_5f_GLITCH_5f_USER">
      <style:table-properties table:display="true" style:writing-mode="lr-tb"/>
    </style:style>
    <style:style style:name="ta5" style:family="table" style:master-page-name="PageStyle_5f_ERROR_5f_USER">
      <style:table-properties table:display="true" style:writing-mode="lr-tb"/>
    </style:style>
    <style:style style:name="ta6" style:family="table" style:master-page-name="PageStyle_5f_VISUAL_5f_USER">
      <style:table-properties table:display="true" style:writing-mode="lr-tb"/>
    </style:style>
    <style:style style:name="ce1"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AJOR&quot;;&quot;MINOR&quot;;&quot;BLOCKER&quot;)" table:allow-empty-cell="true" table:display-list="unsorted" table:base-cell-address="LOGIN.G2">
          <table:error-message table:message-type="stop" table:display="true"/>
        </table:content-validation>
        <table:content-validation table:name="val2" table:condition="of:cell-content-is-in-list(&quot;NO BUG&quot;;&quot;RE - TEST&quot;;&quot;ON HOLD&quot;)" table:allow-empty-cell="true" table:display-list="unsorted" table:base-cell-address="LOGIN.H2">
          <table:error-message table:message-type="stop" table:display="true"/>
        </table:content-validation>
        <table:content-validation table:name="val3" table:condition="of:cell-content-is-in-list(&quot;MAJOR&quot;;&quot;MINOR&quot;;&quot;BLOCKER&quot;)" table:allow-empty-cell="true" table:display-list="unsorted" table:base-cell-address="STANDARD_USER.G2">
          <table:error-message table:message-type="stop" table:display="true"/>
        </table:content-validation>
        <table:content-validation table:name="val4" table:condition="of:cell-content-is-in-list(&quot;ON HOLD&quot;;&quot;NO BUG&quot;;&quot;RE - TEST&quot;)" table:allow-empty-cell="true" table:display-list="unsorted" table:base-cell-address="STANDARD_USER.H2">
          <table:error-message table:message-type="stop" table:display="true"/>
        </table:content-validation>
        <table:content-validation table:name="val5" table:condition="of:cell-content-is-in-list(&quot;MAJOR&quot;;&quot;MINOR&quot;;&quot;BLOCKER&quot;)" table:allow-empty-cell="true" table:display-list="unsorted" table:base-cell-address="PROBLEM_USER.G2">
          <table:error-message table:message-type="stop" table:display="true"/>
        </table:content-validation>
        <table:content-validation table:name="val6" table:condition="of:cell-content-is-in-list(&quot;RE - TEST&quot;;&quot;NO BUG&quot;;&quot;ON HOLD&quot;)" table:allow-empty-cell="true" table:display-list="unsorted" table:base-cell-address="PROBLEM_USER.H2">
          <table:error-message table:message-type="stop" table:display="true"/>
        </table:content-validation>
        <table:content-validation table:name="val7" table:condition="of:cell-content-is-in-list(&quot;BLOCKER&quot;;&quot;MINOR&quot;;&quot;MAJOR&quot;)" table:allow-empty-cell="true" table:display-list="unsorted" table:base-cell-address="GLITCH_USER.G2">
          <table:error-message table:message-type="stop" table:display="true"/>
        </table:content-validation>
        <table:content-validation table:name="val8" table:condition="of:cell-content-is-in-list(&quot;NO BUG&quot;;&quot;RE - TEST&quot;;&quot;ON HOLD&quot;;&quot;GLITCH&quot;)" table:allow-empty-cell="true" table:display-list="unsorted" table:base-cell-address="GLITCH_USER.H2">
          <table:error-message table:message-type="stop" table:display="true"/>
        </table:content-validation>
        <table:content-validation table:name="val9" table:condition="of:cell-content-is-in-list(&quot;MINOR&quot;;&quot;MAJOR&quot;;&quot;BLOCKER&quot;)" table:allow-empty-cell="true" table:display-list="unsorted" table:base-cell-address="ERROR_USER.G2">
          <table:error-message table:message-type="stop" table:display="true"/>
        </table:content-validation>
        <table:content-validation table:name="val10" table:condition="of:cell-content-is-in-list(&quot;NO BUG&quot;;&quot;RE - TEST&quot;;&quot;ON HOLD&quot;)" table:allow-empty-cell="true" table:display-list="unsorted" table:base-cell-address="ERROR_USER.H2">
          <table:error-message table:message-type="stop" table:display="true"/>
        </table:content-validation>
        <table:content-validation table:name="val11" table:condition="of:cell-content-is-in-list(&quot;MAJOR&quot;;&quot;MINOR&quot;;&quot;BLOCKER&quot;)" table:allow-empty-cell="true" table:display-list="unsorted" table:base-cell-address="VISUAL_USER.G2">
          <table:error-message table:message-type="stop" table:display="true"/>
        </table:content-validation>
        <table:content-validation table:name="val12" table:condition="of:cell-content-is-in-list(&quot;MINOR&quot;;&quot;MAJOR&quot;;&quot;BLOCKER&quot;)" table:allow-empty-cell="true" table:display-list="unsorted" table:base-cell-address="VISUAL_USER.G3">
          <table:error-message table:message-type="stop" table:display="true"/>
        </table:content-validation>
        <table:content-validation table:name="val13" table:condition="of:cell-content-is-in-list(&quot;NO BUG&quot;;&quot;RE - TEST&quot;;&quot;ON HOLD&quot;)" table:allow-empty-cell="true" table:display-list="unsorted" table:base-cell-address="VISUAL_USER.H2">
          <table:error-message table:message-type="stop" table:display="true"/>
        </table:content-validation>
      </table:content-validations>
      <table:table table:name="LOGI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calcext:value-type="string">
            <text:p>TS_ID</text:p>
          </table:table-cell>
          <table:table-cell table:style-name="ce1" office:value-type="string" calcext:value-type="string">
            <text:p>TEST SCENARIOS</text:p>
          </table:table-cell>
          <table:table-cell table:style-name="ce1" office:value-type="string" calcext:value-type="string">
            <text:p>TC_ID</text:p>
          </table:table-cell>
          <table:table-cell table:style-name="ce1" office:value-type="string" calcext:value-type="string">
            <text:p>TEST CASES</text:p>
          </table:table-cell>
          <table:table-cell table:style-name="ce1" office:value-type="string" calcext:value-type="string">
            <text:p>DESCRIPTION</text:p>
          </table:table-cell>
          <table:table-cell table:style-name="ce1" office:value-type="string" calcext:value-type="string">
            <text:p>TEST STEPS</text:p>
          </table:table-cell>
          <table:table-cell table:style-name="ce1" office:value-type="string" calcext:value-type="string">
            <text:p>PRIORITY</text:p>
          </table:table-cell>
          <table:table-cell table:style-name="ce5" office:value-type="string" calcext:value-type="string">
            <text:p>BUG STATUS</text:p>
          </table:table-cell>
          <table:table-cell table:style-name="ce1" office:value-type="string" calcext:value-type="string">
            <text:p>ASSIGNED TO</text:p>
          </table:table-cell>
          <table:table-cell table:style-name="ce1" office:value-type="string" calcext:value-type="string">
            <text:p>CREATION DATE</text:p>
          </table:table-cell>
          <table:table-cell table:style-name="ce1" office:value-type="string" calcext:value-type="string">
            <text:p>TESTED DATE</text:p>
          </table:table-cell>
          <table:table-cell table:style-name="ce1" office:value-type="string" calcext:value-type="string">
            <text:p>RE - RESTED DATE</text:p>
          </table:table-cell>
          <table:table-cell table:style-name="ce1" office:value-type="string" calcext:value-type="string">
            <text:p>COMMENT</text:p>
          </table:table-cell>
          <table:table-cell table:style-name="ce2" office:value-type="string" calcext:value-type="string">
            <text:p>test data</text:p>
          </table:table-cell>
          <table:table-cell table:style-name="ce2" table:number-columns-repeated="12"/>
          <table:table-cell table:number-columns-repeated="998"/>
        </table:table-row>
        <table:table-row table:style-name="ro1">
          <table:table-cell table:style-name="ce2" office:value-type="string" calcext:value-type="string">
            <text:p>TS_01</text:p>
          </table:table-cell>
          <table:table-cell table:style-name="ce2" office:value-type="string" calcext:value-type="string">
            <text:p>LOGIN SUCCESS</text:p>
          </table:table-cell>
          <table:table-cell table:style-name="ce2" office:value-type="string" calcext:value-type="string">
            <text:p>TC_01</text:p>
          </table:table-cell>
          <table:table-cell table:style-name="ce2" office:value-type="string" calcext:value-type="string">
            <text:p>RIGHT ID AND RIGHT PASSWORD</text:p>
          </table:table-cell>
          <table:table-cell table:style-name="ce2" office:value-type="string" calcext:value-type="string">
            <text:p>VERIFY THAT WITH CORRECT USER ID <text:s/>&amp; CORRECT PASSWORD USER SHOULD SUCCESSFULLY LOGIN</text:p>
          </table:table-cell>
          <table:table-cell table:style-name="ce2" office:value-type="string" calcext:value-type="string">
            <text:p>STEP.1 GO TO https://www.saucedemo.com/</text:p>
            <text:p>STEP.2 CLICK ON FIELD NAME USERNAME </text:p>
            <text:p>STEP.3 FILL CURRENT USERNAME</text:p>
            <text:p>STEP.4 FILL CORRECT PASSWORD</text:p>
            <text:p>STEP.5 CLICK ON LOGIN BUTTON</text:p>
            <text:p>STEP.6 VERIFY THAT USER IS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table-cell table:style-name="ce2" office:value-type="string" calcext:value-type="string" table:number-columns-spanned="1" table:number-rows-spanned="5">
            <text:p>TS_02</text:p>
          </table:table-cell>
          <table:table-cell table:style-name="ce2" office:value-type="string" calcext:value-type="string" table:number-columns-spanned="1" table:number-rows-spanned="5">
            <text:p>LOGIN FAIL</text:p>
          </table:table-cell>
          <table:table-cell table:style-name="ce2" office:value-type="string" calcext:value-type="string">
            <text:p>TC_02</text:p>
          </table:table-cell>
          <table:table-cell table:style-name="ce2" office:value-type="string" calcext:value-type="string">
            <text:p>RIGHT ID AND WRONG PASSWORD</text:p>
          </table:table-cell>
          <table:table-cell table:style-name="ce2" office:value-type="string" calcext:value-type="string">
            <text:p>VERIFY THAT WITH <text:s/>CORRECT USER ID <text:s/>&amp; WRONG PASSWORD USER SHOULD NOT SUCCESSFULLY LOGIN</text:p>
          </table:table-cell>
          <table:table-cell table:style-name="ce2" office:value-type="string" calcext:value-type="string">
            <text:p>STEP.1 GO TO https://www.saucedemo.com/</text:p>
            <text:p>STEP.2 CLICK ON FIELD NAME USERNAME </text:p>
            <text:p>STEP.3 FILL CORRECT USERNAME</text:p>
            <text:p>STEP.4 FILL WRONG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3</text:p>
          </table:table-cell>
          <table:table-cell table:style-name="ce2" office:value-type="string" calcext:value-type="string">
            <text:p>WRONG ID AND RIGHT PASSWORD</text:p>
          </table:table-cell>
          <table:table-cell table:style-name="ce2" office:value-type="string" calcext:value-type="string">
            <text:p>VERIFY THAT WITH WRONG USER ID <text:s/>&amp; CORRECT PASSWORD USER SHOULD NOT SUCCESSFULLY LOGIN</text:p>
          </table:table-cell>
          <table:table-cell table:style-name="ce2" office:value-type="string" calcext:value-type="string">
            <text:p>STEP.1 GO TO https://www.saucedemo.com/</text:p>
            <text:p>STEP.2 CLICK ON FIELD NAME USERNAME </text:p>
            <text:p>STEP.3 FILL WRONG USERNAME</text:p>
            <text:p>STEP.4 FILL CORRECT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4</text:p>
          </table:table-cell>
          <table:table-cell table:style-name="ce2" office:value-type="string" calcext:value-type="string">
            <text:p>WRONG ID AND WRONG PASSWORD</text:p>
          </table:table-cell>
          <table:table-cell table:style-name="ce2" office:value-type="string" calcext:value-type="string">
            <text:p>VERIFY THAT WITH WRONG USER ID <text:s/>&amp; WRONG PASSWORD USER SHOULD NOT SUCCESSFULLY LOGIN</text:p>
          </table:table-cell>
          <table:table-cell table:style-name="ce2" office:value-type="string" calcext:value-type="string">
            <text:p>STEP.1 GO TO https://www.saucedemo.com/</text:p>
            <text:p>STEP.2 CLICK ON FIELD NAME USERNAME </text:p>
            <text:p>STEP.3 FILL WRONG USERNAME</text:p>
            <text:p>STEP.4 FILL WRONG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5</text:p>
          </table:table-cell>
          <table:table-cell table:style-name="ce2" office:value-type="string" calcext:value-type="string">
            <text:p>EMPTY ID AND EMPTY PASSWORD</text:p>
          </table:table-cell>
          <table:table-cell table:style-name="ce2" office:value-type="string" calcext:value-type="string">
            <text:p>VERIFY THAT WITH EMPTY USER ID  &amp; EMPTY PASSWORD USER SHOULD NOT SUCCESSFULLY LOGIN</text:p>
            <text:p>AND ERROR MESSAGE IS DISPLAY</text:p>
          </table:table-cell>
          <table:table-cell table:style-name="ce2" office:value-type="string" calcext:value-type="string">
            <text:p>STEP.1 GO TO https://www.saucedemo.com/</text:p>
            <text:p>STEP.2 CLICK ON FIELD NAME USERNAME </text:p>
            <text:p>STEP.3 FILL EMPTY USERNAME</text:p>
            <text:p>STEP.4 FILL EMPTY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4"/>
          <table:table-cell table:style-name="ce2" office:value-type="string" calcext:value-type="string">
            <text:p>TC_05</text:p>
          </table:table-cell>
          <table:table-cell table:style-name="ce2" office:value-type="string" calcext:value-type="string">
            <text:p>ANYONE FIELD EMPTY AND ANYONE FIELD FILL </text:p>
          </table:table-cell>
          <table:table-cell table:style-name="ce2" office:value-type="string" calcext:value-type="string">
            <text:p>VERIFY THAT WITH EMPTY USER ID  &amp; FILL PASSWORD USER SHOULD NOT SUCCESSFULLY LOGIN</text:p>
            <text:p>AND ERROR MESSAGE IS DISPLAY</text:p>
          </table:table-cell>
          <table:table-cell table:style-name="ce2" office:value-type="string" calcext:value-type="string">
            <text:p>STEP.1 GO TO https://www.saucedemo.com/</text:p>
            <text:p>STEP.2 CLICK ON FIELD NAME USERNAME </text:p>
            <text:p>STEP.3 FILL EMPTY USERNAME</text:p>
            <text:p>STEP.4 FILL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number-rows-repeated="993">
          <table:table-cell table:style-name="ce2" table:number-columns-repeated="6"/>
          <table:table-cell table:style-name="ce2" table:content-validation-name="val1"/>
          <table:table-cell table:style-name="ce2" table:content-validation-name="val2"/>
          <table:table-cell table:style-name="ce2" table:number-columns-repeated="18"/>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TANDARD_USER" table:style-name="ta2">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6" table:default-cell-style-name="Default"/>
        <table:table-column table:style-name="co11" table:default-cell-style-name="Default"/>
        <table:table-column table:style-name="co1" table:number-columns-repeated="1011" table:default-cell-style-name="Default"/>
        <table:table-row table:style-name="ro1">
          <table:table-cell table:style-name="ce6" office:value-type="string" calcext:value-type="string">
            <text:p>TS_ID</text:p>
          </table:table-cell>
          <table:table-cell table:style-name="ce6" office:value-type="string" calcext:value-type="string">
            <text:p>TEST SCENARIOS</text:p>
          </table:table-cell>
          <table:table-cell table:style-name="ce6" office:value-type="string" calcext:value-type="string">
            <text:p>TC_ID</text:p>
          </table:table-cell>
          <table:table-cell table:style-name="ce6" office:value-type="string" calcext:value-type="string">
            <text:p>TEST CASES</text:p>
          </table:table-cell>
          <table:table-cell table:style-name="ce6" office:value-type="string" calcext:value-type="string">
            <text:p>DESCRIPTION</text:p>
          </table:table-cell>
          <table:table-cell table:style-name="ce6" office:value-type="string" calcext:value-type="string">
            <text:p>TEST STEPS</text:p>
          </table:table-cell>
          <table:table-cell table:style-name="ce6" office:value-type="string" calcext:value-type="string">
            <text:p>PRIORITY</text:p>
          </table:table-cell>
          <table:table-cell table:style-name="ce8" office:value-type="string" calcext:value-type="string">
            <text:p>BUG STATUS</text:p>
          </table:table-cell>
          <table:table-cell table:style-name="ce6" office:value-type="string" calcext:value-type="string">
            <text:p>ASSIGNED TO</text:p>
          </table:table-cell>
          <table:table-cell table:style-name="ce6" office:value-type="string" calcext:value-type="string">
            <text:p>CREATION DATE</text:p>
          </table:table-cell>
          <table:table-cell table:style-name="ce6" office:value-type="string" calcext:value-type="string">
            <text:p>TESTED DATE</text:p>
          </table:table-cell>
          <table:table-cell table:style-name="ce6" office:value-type="string" calcext:value-type="string">
            <text:p>RE - RESTED DATE</text:p>
          </table:table-cell>
          <table:table-cell table:style-name="ce6" office:value-type="string" calcext:value-type="string">
            <text:p>COMMENT</text:p>
          </table:table-cell>
          <table:table-cell table:style-name="ce2" table:number-columns-repeated="13"/>
          <table:table-cell table:number-columns-repeated="998"/>
        </table:table-row>
        <table:table-row table:style-name="ro1">
          <table:table-cell table:style-name="ce7" office:value-type="string" calcext:value-type="string" table:number-columns-spanned="1" table:number-rows-spanned="2">
            <text:p>TS_01</text:p>
          </table:table-cell>
          <table:table-cell table:style-name="ce2" office:value-type="string" calcext:value-type="string" table:number-columns-spanned="1" table:number-rows-spanned="2">
            <text:p>LOGIN SUCCESS</text:p>
          </table:table-cell>
          <table:table-cell table:style-name="ce2" office:value-type="string" calcext:value-type="string">
            <text:p>TC_01</text:p>
          </table:table-cell>
          <table:table-cell table:style-name="ce2" office:value-type="string" calcext:value-type="string">
            <text:p>RIGHT ID AND RIGHT PASSWORD</text:p>
          </table:table-cell>
          <table:table-cell table:style-name="ce2" office:value-type="string" calcext:value-type="string">
            <text:p>VERIFY THAT WITH CORRECT USER ID  &amp; CORRECT PASSWORD USER SHOULD SUCCESSFULLY LOGIN</text:p>
            <text:p>(id : standard_user password : secret_sauce )</text:p>
          </table:table-cell>
          <table:table-cell table:style-name="ce2" office:value-type="string" calcext:value-type="string">
            <text:p>STEP.1 GO TO https://www.saucedemo.com/</text:p>
            <text:p>STEP.2 CLICK ON FIELD NAME USERNAME </text:p>
            <text:p>STEP.3 FILL CURRENT USERNAME</text:p>
            <text:p>STEP.4 FILL CORRECT PASSWORD</text:p>
            <text:p>STEP.5 CLICK ON LOGIN BUTTON</text:p>
            <text:p>STEP.6 VERIFY THAT USER IS LOGGED IN</text:p>
          </table:table-cell>
          <table:table-cell table:style-name="ce7" table:content-validation-name="val3"/>
          <table:table-cell table:style-name="ce2" table:content-validation-name="val4" office:value-type="string" calcext:value-type="string">
            <text:p>NO BUG</text:p>
          </table:table-cell>
          <table:table-cell table:style-name="ce7"/>
          <table:table-cell table:style-name="ce9" table:number-columns-repeated="3"/>
          <table:table-cell table:style-name="ce2" table:number-columns-repeated="14"/>
          <table:table-cell table:number-columns-repeated="998"/>
        </table:table-row>
        <table:table-row table:style-name="ro1">
          <table:covered-table-cell table:number-columns-repeated="2" table:style-name="ce4"/>
          <table:table-cell table:style-name="ce2" office:value-type="string" calcext:value-type="string">
            <text:p>TC_02</text:p>
          </table:table-cell>
          <table:table-cell table:style-name="ce2" office:value-type="string" calcext:value-type="string">
            <text:p>EYE BUTTON WORKING PROPERLY</text:p>
          </table:table-cell>
          <table:table-cell table:style-name="ce2" office:value-type="string" calcext:value-type="string">
            <text:p>VERIFY THAT EYE BUTTON WORKING PROPERLY</text:p>
          </table:table-cell>
          <table:table-cell table:style-name="ce2" office:value-type="string" calcext:value-type="string">
            <text:p>STEP.1 GO TO https://www.saucedemo.com/</text:p>
            <text:p>STEP.2 CLICK ON FIELD NAME USERNAME </text:p>
            <text:p>STEP.3 FILL CURRENT USERNAME</text:p>
            <text:p>STEP.4 FILL CORRECT PASSWORD</text:p>
          </table:table-cell>
          <table:table-cell table:style-name="ce2" table:content-validation-name="val3" office:value-type="string" calcext:value-type="string">
            <text:p>MINOR</text:p>
          </table:table-cell>
          <table:table-cell table:style-name="ce2" table:content-validation-name="val4" office:value-type="string" calcext:value-type="string">
            <text:p>RE - TEST</text:p>
          </table:table-cell>
          <table:table-cell table:style-name="ce2" table:number-columns-repeated="4"/>
          <table:table-cell table:style-name="ce2" office:value-type="string" calcext:value-type="string">
            <text:p>EYE BUTTON SHOWING IN : MICROSOFT EDGE </text:p>
            <text:p>NOT SHOWING IN : CHROME, BRAVE, FIREFOX</text:p>
          </table:table-cell>
          <table:table-cell table:style-name="ce2" table:number-columns-repeated="13"/>
          <table:table-cell table:number-columns-repeated="998"/>
        </table:table-row>
        <table:table-row table:style-name="ro1">
          <table:table-cell table:style-name="ce7" office:value-type="string" calcext:value-type="string">
            <text:p>TS_02</text:p>
          </table:table-cell>
          <table:table-cell table:style-name="ce2" office:value-type="string" calcext:value-type="string">
            <text:p>REDIRECT WEBSITE</text:p>
          </table:table-cell>
          <table:table-cell table:style-name="ce2" office:value-type="string" calcext:value-type="string">
            <text:p>TC_02</text:p>
          </table:table-cell>
          <table:table-cell table:style-name="ce2" office:value-type="string" calcext:value-type="string">
            <text:p>RIGHT ID AND RIGHT PASSWORD</text:p>
            <text:p/>
            <text:p>CHECK REDIRECT TO STANDARD_USER WEBSITE </text:p>
          </table:table-cell>
          <table:table-cell table:style-name="ce2" office:value-type="string" calcext:value-type="string">
            <text:p>VERIFY THAT WITH CORRECT USER ID  &amp; CORRECT PASSWORD USER SHOULD SUCCESSFULLY LOGIN AND REDIRECT TO STANDARD_USER WEBSITE</text:p>
            <text:p>(id : standard_user password : secret_sauce )</text:p>
          </table:table-cell>
          <table:table-cell table:style-name="ce2" office:value-type="string" calcext:value-type="string">
            <text:p>STEP.1 GO TO https://www.saucedemo.com/</text:p>
            <text:p>STEP.2 CLICK ON FIELD NAME USERNAME </text:p>
            <text:p>STEP.3 FILL CURRENT USERNAME</text:p>
            <text:p>STEP.4 FILL CORRECT PASSWORD</text:p>
            <text:p>STEP.5 CLICK ON LOGIN BUTTON</text:p>
            <text:p>STEP.6 VERIFY THAT USER IS LOGGED IN</text:p>
            <text:p>STEP.7 VERIFY REDIRECT WEBSITE IS STANDARD_USER</text:p>
            <text:p/>
          </table:table-cell>
          <table:table-cell table:style-name="ce2" table:content-validation-name="val3"/>
          <table:table-cell table:style-name="ce2" table:content-validation-name="val4" office:value-type="string" calcext:value-type="string">
            <text:p>NO BUG</text:p>
          </table:table-cell>
          <table:table-cell table:style-name="ce2" table:number-columns-repeated="18"/>
          <table:table-cell table:number-columns-repeated="998"/>
        </table:table-row>
        <table:table-row table:style-name="ro1">
          <table:table-cell table:style-name="ce2" office:value-type="string" calcext:value-type="string">
            <text:p>TS_03</text:p>
          </table:table-cell>
          <table:table-cell table:style-name="ce2" office:value-type="string" calcext:value-type="string">
            <text:p>RED BORDER AROUND INPUT FIELD</text:p>
          </table:table-cell>
          <table:table-cell table:style-name="ce2" office:value-type="string" calcext:value-type="string">
            <text:p>TC_03</text:p>
          </table:table-cell>
          <table:table-cell table:style-name="ce2" office:value-type="string" calcext:value-type="string">
            <text:p>CHECK RED BORDER IN BOTH FIELD</text:p>
          </table:table-cell>
          <table:table-cell table:style-name="ce2" office:value-type="string" calcext:value-type="string">
            <text:p>VERIFY THAT RED BORDER IS SHOWN ONLY ON EMPTY FIELD</text:p>
          </table:table-cell>
          <table:table-cell table:style-name="ce2" office:value-type="string" calcext:value-type="string">
            <text:p>STEP.1 GO TO https://www.saucedemo.com/</text:p>
            <text:p>STEP.2 CLICK ON FIELD NAME USERNAME </text:p>
            <text:p>STEP.3 FILL WRONG USERNAME</text:p>
            <text:p>STEP.4 FILL CORRECT PASSWORD</text:p>
            <text:p>STEP.5 CLICK ON LOGIN BUTTON</text:p>
            <text:p>STEP.6 VERIFY THAT USER IS NOT LOGGED IN</text:p>
          </table:table-cell>
          <table:table-cell table:style-name="ce2" table:content-validation-name="val3" office:value-type="string" calcext:value-type="string">
            <text:p>MIN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table-cell table:style-name="ce2" office:value-type="string" calcext:value-type="string" table:number-columns-spanned="1" table:number-rows-spanned="4">
            <text:p>TS_04</text:p>
          </table:table-cell>
          <table:table-cell table:style-name="ce2" office:value-type="string" calcext:value-type="string" table:number-columns-spanned="1" table:number-rows-spanned="4">
            <text:p>INPUT FIELD IN CART</text:p>
          </table:table-cell>
          <table:table-cell table:style-name="ce2" office:value-type="string" calcext:value-type="string">
            <text:p>TC_04</text:p>
          </table:table-cell>
          <table:table-cell table:style-name="ce2" office:value-type="string" calcext:value-type="string">
            <text:p>CHECK THAT INPUT FIELD CONTAIN <text:s/>CHARACTERS</text:p>
          </table:table-cell>
          <table:table-cell table:style-name="ce2" office:value-type="string" calcext:value-type="string">
            <text:p>BOTH FIELD ACCEPT CHARACTERS AS A INPUT</text:p>
            <text:p>(FIRST_NAME AND LAST_NAME)</text:p>
          </table:table-cell>
          <table:table-cell table:style-name="ce2" office:value-type="string" calcext:value-type="string">
            <text:p>STEP.1 GO TO https://www.saucedemo.com/</text:p>
            <text:p>STEP.2 LOGIN INTO PAGE</text:p>
            <text:p>STEP.3 GO TO CART</text:p>
            <text:p>STEP.4 GO TO CHECKOUT</text:p>
            <text:p>STEP.5 ENTER FIRST_NAME AND LAST_NAME</text:p>
          </table:table-cell>
          <table:table-cell table:style-name="ce2" table:content-validation-name="val3"/>
          <table:table-cell table:style-name="ce2" table:content-validation-name="val4"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5</text:p>
          </table:table-cell>
          <table:table-cell table:style-name="ce2" office:value-type="string" calcext:value-type="string">
            <text:p>CHECK THAT INPUT FIELD NOT ACCEPT NUMBERS AND SPECIAL CHAR</text:p>
          </table:table-cell>
          <table:table-cell table:style-name="ce2" office:value-type="string" calcext:value-type="string">
            <text:p>CHECK THAT INPUT FIELD NOT ACCEPT NUMBERS AND SPECIAL CHAR</text:p>
            <text:p>(FIRST_NAME AND LAST_NAME)</text:p>
          </table:table-cell>
          <table:table-cell table:style-name="ce2" office:value-type="string" calcext:value-type="string">
            <text:p>STEP.1 GO TO https://www.saucedemo.com/</text:p>
            <text:p>STEP.2 LOGIN INTO PAGE</text:p>
            <text:p>STEP.3 GO TO CART</text:p>
            <text:p>STEP.4 GO TO CHECKOUT</text:p>
            <text:p>STEP.5 ENTER FIRST_NAME AND LAST_NAME</text:p>
          </table:table-cell>
          <table:table-cell table:style-name="ce2" table:content-validation-name="val3" office:value-type="string" calcext:value-type="string">
            <text:p>MAJ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6</text:p>
          </table:table-cell>
          <table:table-cell table:style-name="ce2" office:value-type="string" calcext:value-type="string">
            <text:p>CHECK THAT INPUT FIELD CONTAIN <text:s/>NUMBERS</text:p>
          </table:table-cell>
          <table:table-cell table:style-name="ce2" office:value-type="string" calcext:value-type="string">
            <text:p>BOTH FIELD ACCEPT NUMBERS AS A INPUT</text:p>
            <text:p>(ZIP CODE)</text:p>
          </table:table-cell>
          <table:table-cell table:style-name="ce2" office:value-type="string" calcext:value-type="string">
            <text:p>STEP.1 GO TO https://www.saucedemo.com/</text:p>
            <text:p>STEP.2 LOGIN INTO PAGE</text:p>
            <text:p>STEP.3 GO TO CART</text:p>
            <text:p>STEP.4 GO TO CHECKOUT</text:p>
            <text:p>STEP.5 ENTER ZIP CODE</text:p>
          </table:table-cell>
          <table:table-cell table:style-name="ce2" table:content-validation-name="val3"/>
          <table:table-cell table:style-name="ce2" table:content-validation-name="val4"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4"/>
          <table:table-cell table:style-name="ce2" office:value-type="string" calcext:value-type="string">
            <text:p>TC_07</text:p>
          </table:table-cell>
          <table:table-cell table:style-name="ce2" office:value-type="string" calcext:value-type="string">
            <text:p>CHECK THAT INPUT FIELD NOT ACCEPT CHARACTER AND SPECIAL CHAR</text:p>
          </table:table-cell>
          <table:table-cell table:style-name="ce2" office:value-type="string" calcext:value-type="string">
            <text:p>CHECK THAT INPUT FIELD NOT ACCEPT NUMBERS AND SPECIAL CHAR</text:p>
            <text:p>(ZIP CODE)</text:p>
          </table:table-cell>
          <table:table-cell table:style-name="ce2" office:value-type="string" calcext:value-type="string">
            <text:p>STEP.1 GO TO https://www.saucedemo.com/</text:p>
            <text:p>STEP.2 LOGIN INTO PAGE</text:p>
            <text:p>STEP.3 GO TO CART</text:p>
            <text:p>STEP.4 GO TO CHECKOUT</text:p>
            <text:p>STEP.5 ENTER ZIP CODE</text:p>
          </table:table-cell>
          <table:table-cell table:style-name="ce2" table:content-validation-name="val3" office:value-type="string" calcext:value-type="string">
            <text:p>MAJ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table-cell table:style-name="ce2" office:value-type="string" calcext:value-type="string" table:number-columns-spanned="1" table:number-rows-spanned="4">
            <text:p>TS_05</text:p>
          </table:table-cell>
          <table:table-cell table:style-name="ce2" office:value-type="string" calcext:value-type="string" table:number-columns-spanned="1" table:number-rows-spanned="4">
            <text:p>ORDER IN CART</text:p>
          </table:table-cell>
          <table:table-cell table:style-name="ce2" office:value-type="string" calcext:value-type="string">
            <text:p>TC_08</text:p>
          </table:table-cell>
          <table:table-cell table:style-name="ce2" office:value-type="string" calcext:value-type="string">
            <text:p>VERIFY THAT IF NO PRODUCT THAN DO NOT PROCEED TO ORDER</text:p>
          </table:table-cell>
          <table:table-cell table:style-name="ce2" office:value-type="string" calcext:value-type="string">
            <text:p>VERIFY THAT IF CART EMPTY THAN USER UNABLE TO GO FURTHER PROCEDURE</text:p>
          </table:table-cell>
          <table:table-cell table:style-name="ce2" office:value-type="string" calcext:value-type="string">
            <text:p>STEP.1 GO TO https://www.saucedemo.com/</text:p>
            <text:p>STEP.2 LOGIN INTO PAGE</text:p>
            <text:p>STEP.3 GO TO CART</text:p>
            <text:p>STEP.4 GO TO CHECKOUT</text:p>
            <text:p>STEP.5 ENTER ALL DETAILS</text:p>
            <text:p>STEP.6 CLICK TO CHECKOUT</text:p>
          </table:table-cell>
          <table:table-cell table:style-name="ce2" table:content-validation-name="val3" office:value-type="string" calcext:value-type="string">
            <text:p>MAJ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9</text:p>
          </table:table-cell>
          <table:table-cell table:style-name="ce2" office:value-type="string" calcext:value-type="string">
            <text:p>VERIFY THAT QUANTITY OF PRODUCT</text:p>
          </table:table-cell>
          <table:table-cell table:style-name="ce2" office:value-type="string" calcext:value-type="string">
            <text:p>VERIFY THAT USER CAN INCREASE OR DECREASE THE QUANTITY OF PRODUCT</text:p>
          </table:table-cell>
          <table:table-cell table:style-name="ce2" office:value-type="string" calcext:value-type="string">
            <text:p>STEP.1 GO TO https://www.saucedemo.com/</text:p>
            <text:p>STEP.2 LOGIN INTO PAGE</text:p>
            <text:p>STEP.3 GO TO CART</text:p>
            <text:p>STEP.4 INCREASE OR DECREASE THE PRODUCT QUANTITY</text:p>
          </table:table-cell>
          <table:table-cell table:style-name="ce2" table:content-validation-name="val3" office:value-type="string" calcext:value-type="string">
            <text:p>MIN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10</text:p>
          </table:table-cell>
          <table:table-cell table:style-name="ce2" office:value-type="string" calcext:value-type="string">
            <text:p>VERIFY THAT ENTER BUTTON <text:s/>WORKING IN CHECKOUT</text:p>
          </table:table-cell>
          <table:table-cell table:style-name="ce2" office:value-type="string" calcext:value-type="string">
            <text:p>CHECK THAT WHEN USER ENTER ALL DETAILS AND CLICK ENTER THEN ENTER BUTTON WORKING</text:p>
          </table:table-cell>
          <table:table-cell table:style-name="ce2" office:value-type="string" calcext:value-type="string">
            <text:p>STEP.1 GO TO https://www.saucedemo.com/</text:p>
            <text:p>STEP.2 LOGIN INTO PAGE</text:p>
            <text:p>STEP.3 GO TO CART</text:p>
            <text:p>STEP.4 GO TO CHECKOUT</text:p>
            <text:p>STEP.5 ENTER ALL DETAILS</text:p>
            <text:p>STEP.6 CLICK ENTER</text:p>
          </table:table-cell>
          <table:table-cell table:style-name="ce2" table:content-validation-name="val3"/>
          <table:table-cell table:style-name="ce2" table:content-validation-name="val4"/>
          <table:table-cell table:style-name="ce2" table:number-columns-repeated="18"/>
          <table:table-cell table:number-columns-repeated="998"/>
        </table:table-row>
        <table:table-row table:style-name="ro1">
          <table:covered-table-cell table:number-columns-repeated="2" table:style-name="ce4"/>
          <table:table-cell table:style-name="ce2" office:value-type="string" calcext:value-type="string">
            <text:p>TC-11</text:p>
          </table:table-cell>
          <table:table-cell table:style-name="ce2" office:value-type="string" calcext:value-type="string">
            <text:p>VERIFY THAT ERROR MESSAGE SHOWN</text:p>
          </table:table-cell>
          <table:table-cell table:style-name="ce2" office:value-type="string" calcext:value-type="string">
            <text:p>VERIFY THAT ERROR MESSAGE SHOWN FOR ALL EMPTY FIELDS</text:p>
          </table:table-cell>
          <table:table-cell table:style-name="ce2" office:value-type="string" calcext:value-type="string">
            <text:p>STEP.1 GO TO https://www.saucedemo.com/</text:p>
            <text:p>STEP.2 LOGIN INTO PAGE</text:p>
            <text:p>STEP.3 GO TO CART</text:p>
            <text:p>STEP.4 GO TO CHECKOUT</text:p>
            <text:p>STEP.5 DO NOT ENTER ALL DETAILS</text:p>
            <text:p>STEP.6 CLICK TO CHECKOUT</text:p>
          </table:table-cell>
          <table:table-cell table:style-name="ce2" table:content-validation-name="val3"/>
          <table:table-cell table:style-name="ce2" table:content-validation-name="val4"/>
          <table:table-cell table:style-name="ce2" table:number-columns-repeated="18"/>
          <table:table-cell table:number-columns-repeated="998"/>
        </table:table-row>
        <table:table-row table:style-name="ro1">
          <table:table-cell table:style-name="ce2" office:value-type="string" calcext:value-type="string">
            <text:p>TS_06</text:p>
          </table:table-cell>
          <table:table-cell table:style-name="ce2" office:value-type="string" calcext:value-type="string">
            <text:p>GO BACK BUTTON</text:p>
          </table:table-cell>
          <table:table-cell table:style-name="ce2" office:value-type="string" calcext:value-type="string">
            <text:p>TC_10</text:p>
          </table:table-cell>
          <table:table-cell table:style-name="ce2" office:value-type="string" calcext:value-type="string">
            <text:p>VERIFY THAT IF USER GO BACK THAN UNABLE TO IN LOGGED IN PAGE</text:p>
          </table:table-cell>
          <table:table-cell table:style-name="ce2" office:value-type="string" calcext:value-type="string">
            <text:p>LOGIN &gt; USER PAGE &gt; LOGIN &gt; USER PAGE, USER CAN NOT DO THIS IF TRY FOR THIS THEN RESTART SESSION </text:p>
          </table:table-cell>
          <table:table-cell table:style-name="ce2" office:value-type="string" calcext:value-type="string">
            <text:p>STEP.1 GO TO https://www.saucedemo.com/</text:p>
            <text:p>STEP.2 LOGIN INTO PAGE</text:p>
            <text:p>STEP.3 GO BACK TO LOGIN PAGE</text:p>
            <text:p>STEP.4 GO TO PREVIOUS PAGE AGAIN</text:p>
          </table:table-cell>
          <table:table-cell table:style-name="ce2" table:content-validation-name="val3" office:value-type="string" calcext:value-type="string">
            <text:p>BLOCKE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number-rows-repeated="311">
          <table:table-cell table:style-name="ce2" table:number-columns-repeated="6"/>
          <table:table-cell table:style-name="ce2" table:content-validation-name="val3"/>
          <table:table-cell table:style-name="ce2" table:content-validation-name="val4"/>
          <table:table-cell table:style-name="ce2" table:number-columns-repeated="18"/>
          <table:table-cell table:number-columns-repeated="998"/>
        </table:table-row>
        <table:table-row table:style-name="ro1" table:number-rows-repeated="17">
          <table:table-cell table:style-name="ce2" table:number-columns-repeated="6"/>
          <table:table-cell table:style-name="ce2" table:content-validation-name="val3"/>
          <table:table-cell table:style-name="ce2" table:number-columns-repeated="19"/>
          <table:table-cell table:number-columns-repeated="998"/>
        </table:table-row>
        <table:table-row table:style-name="ro1" table:number-rows-repeated="661">
          <table:table-cell table:style-name="ce2" table:number-columns-repeated="26"/>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table table:name="PROBLEM_USER" table:style-name="ta3">
        <table:table-column table:style-name="co1" table:default-cell-style-name="Default"/>
        <table:table-column table:style-name="co12" table:default-cell-style-name="Default"/>
        <table:table-column table:style-name="co1"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3" table:default-cell-style-name="Default"/>
        <table:table-column table:style-name="co16" table:default-cell-style-name="Default"/>
        <table:table-column table:style-name="co17" table:default-cell-style-name="Default"/>
        <table:table-column table:style-name="co1" table:number-columns-repeated="1013" table:default-cell-style-name="Default"/>
        <table:table-row table:style-name="ro1">
          <table:table-cell table:style-name="ce6" office:value-type="string" calcext:value-type="string">
            <text:p>TS_ID</text:p>
          </table:table-cell>
          <table:table-cell table:style-name="ce6" office:value-type="string" calcext:value-type="string">
            <text:p>TEST SCENARIOS</text:p>
          </table:table-cell>
          <table:table-cell table:style-name="ce6" office:value-type="string" calcext:value-type="string">
            <text:p>TC_ID</text:p>
          </table:table-cell>
          <table:table-cell table:style-name="ce6" office:value-type="string" calcext:value-type="string">
            <text:p>TEST CASE</text:p>
          </table:table-cell>
          <table:table-cell table:style-name="ce6" office:value-type="string" calcext:value-type="string">
            <text:p>DESCRIPTION</text:p>
          </table:table-cell>
          <table:table-cell table:style-name="ce6" office:value-type="string" calcext:value-type="string">
            <text:p>TEST STEPS</text:p>
          </table:table-cell>
          <table:table-cell table:style-name="ce6" office:value-type="string" calcext:value-type="string">
            <text:p>PRIORITY</text:p>
          </table:table-cell>
          <table:table-cell table:style-name="ce8" office:value-type="string" calcext:value-type="string">
            <text:p>BUG STATUS</text:p>
          </table:table-cell>
          <table:table-cell table:style-name="ce6" office:value-type="string" calcext:value-type="string">
            <text:p>ASSIGNED TO</text:p>
          </table:table-cell>
          <table:table-cell table:style-name="ce6" office:value-type="string" calcext:value-type="string">
            <text:p>CREATION DATE</text:p>
          </table:table-cell>
          <table:table-cell table:style-name="ce6" office:value-type="string" calcext:value-type="string">
            <text:p>TESTED DATE</text:p>
          </table:table-cell>
          <table:table-cell table:style-name="ce6" office:value-type="string" calcext:value-type="string">
            <text:p>RE - RESTED DATE</text:p>
          </table:table-cell>
          <table:table-cell table:style-name="ce6" office:value-type="string" calcext:value-type="string">
            <text:p>COMMENT</text:p>
          </table:table-cell>
          <table:table-cell table:style-name="ce2" table:number-columns-repeated="13"/>
          <table:table-cell table:number-columns-repeated="998"/>
        </table:table-row>
        <table:table-row table:style-name="ro1">
          <table:table-cell table:style-name="ce7" office:value-type="string" calcext:value-type="string">
            <text:p>TS_01</text:p>
          </table:table-cell>
          <table:table-cell table:style-name="ce2" office:value-type="string" calcext:value-type="string">
            <text:p>LOGIN SUCCESS</text:p>
          </table:table-cell>
          <table:table-cell table:style-name="ce2" office:value-type="string" calcext:value-type="string">
            <text:p>TC_01</text:p>
          </table:table-cell>
          <table:table-cell table:style-name="ce2" office:value-type="string" calcext:value-type="string">
            <text:p>RIGHT ID AND RIGHT PASSWORD</text:p>
            <text:p/>
          </table:table-cell>
          <table:table-cell table:style-name="ce2" office:value-type="string" calcext:value-type="string">
            <text:p>VERIFY THAT WITH CORRECT USER ID  &amp; CORRECT PASSWORD USER SHOULD SUCCESSFULLY LOGIN</text:p>
            <text:p>(id : problem_user password : secret_sauce)</text:p>
          </table:table-cell>
          <table:table-cell table:style-name="ce10" office:value-type="string" calcext:value-type="string">
            <text:p><text:a xlink:href="https://www.saucedemo.com/" xlink:type="simple">STEP.1 GO TO https://www.saucedemo.com/ 
STEP.2 CLICK ON FIELD NAME USERNAME 
STEP.3 FILL CORRECT USERNAME
STEP.4 FILL CORRECT PASSWORD
STEP.5 CLICK ON LOGIN BUTTON
STEP.6 VERIFY THAT USER IS LOGGED IN
</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9" table:number-columns-repeated="3"/>
          <table:table-cell table:style-name="ce2" table:number-columns-repeated="14"/>
          <table:table-cell table:number-columns-repeated="998"/>
        </table:table-row>
        <table:table-row table:style-name="ro1">
          <table:table-cell table:style-name="ce7" office:value-type="string" calcext:value-type="string">
            <text:p>TS_02</text:p>
          </table:table-cell>
          <table:table-cell table:style-name="ce2" office:value-type="string" calcext:value-type="string">
            <text:p>REDIRECT WEBSITE</text:p>
          </table:table-cell>
          <table:table-cell table:style-name="ce2" office:value-type="string" calcext:value-type="string">
            <text:p>TC_02</text:p>
          </table:table-cell>
          <table:table-cell table:style-name="ce2" office:value-type="string" calcext:value-type="string">
            <text:p>RIGHT ID AND RIGHT PASSWORD</text:p>
            <text:p/>
            <text:p>CHECK REDIRECT TO PROBLEM_USER WEBSITE </text:p>
          </table:table-cell>
          <table:table-cell table:style-name="ce2" office:value-type="string" calcext:value-type="string">
            <text:p>VERIFY THAT WITH CORRECT USER ID  &amp; CORRECT PASSWORD USER SHOULD SUCCESSFULLY LOGIN AND REDIRECT TO PROBLEM_USER WEBSITE</text:p>
            <text:p>(id : problem_user password : secret_sauce )</text:p>
          </table:table-cell>
          <table:table-cell table:style-name="ce11" office:value-type="string" calcext:value-type="string">
            <text:p><text:a xlink:href="https://www.saucedemo.com/" xlink:type="simple">STEP.1 GO TO  https://www.saucedemo.com 
STEP.2 CLICK ON FIELD NAME USERNAME 
STEP.3 FILL CURRENT USERNAME
STEP.4 FILL CORRECT PASSWORD
STEP.5 CLICK ON LOGIN BUTTON
STEP.6 VERIFY THAT USER IS LOGGED IN
STEP.7 VERIFY REDIRECT WEBSITE IS STANDARD_USER
https://www.saucedemo.com/inventory.html</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2" table:number-columns-repeated="16"/>
          <table:table-cell table:number-columns-repeated="999"/>
        </table:table-row>
        <table:table-row table:style-name="ro1">
          <table:table-cell table:style-name="ce2" office:value-type="string" calcext:value-type="string">
            <text:p>TS_03</text:p>
          </table:table-cell>
          <table:table-cell table:style-name="ce2" office:value-type="string" calcext:value-type="string">
            <text:p>RED BORDER AROUND INPUT FIELD</text:p>
          </table:table-cell>
          <table:table-cell table:style-name="ce2" office:value-type="string" calcext:value-type="string">
            <text:p>TC_03</text:p>
          </table:table-cell>
          <table:table-cell table:style-name="ce2" office:value-type="string" calcext:value-type="string">
            <text:p>CHECK RED BORDER </text:p>
          </table:table-cell>
          <table:table-cell table:style-name="ce2" office:value-type="string" calcext:value-type="string">
            <text:p>VERIFY THAT RED BORDER IS SHOWN ONLY ON EMPTY FIELD</text:p>
          </table:table-cell>
          <table:table-cell table:style-name="ce11" office:value-type="string" calcext:value-type="string">
            <text:p><text:a xlink:href="https://www.saucedemo.com/" xlink:type="simple">STEP.1 GO TO https://www.saucedemo.com/ 
STEP.2 CLICK ON FIELD NAME USERNAME 
STEP.3 FILL WRONG USERNAME
STEP.4 FILL CORRECT PASSWORD
STEP.5 CLICK ON LOGIN BUTTON
STEP.6 VERIFY THAT USER IS NOT LOGGED IN</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2" table:number-columns-repeated="17"/>
          <table:table-cell table:number-columns-repeated="998"/>
        </table:table-row>
        <table:table-row table:style-name="ro1">
          <table:table-cell table:style-name="ce2" office:value-type="string" calcext:value-type="string">
            <text:p>TS_04</text:p>
          </table:table-cell>
          <table:table-cell table:style-name="ce2" office:value-type="string" calcext:value-type="string">
            <text:p>ADD TO CART </text:p>
          </table:table-cell>
          <table:table-cell table:style-name="ce2" office:value-type="string" calcext:value-type="string">
            <text:p>TC_04</text:p>
          </table:table-cell>
          <table:table-cell table:style-name="ce2" office:value-type="string" calcext:value-type="string">
            <text:p>ADD PRODUCT TO CARD</text:p>
          </table:table-cell>
          <table:table-cell table:style-name="ce2" office:value-type="string" calcext:value-type="string">
            <text:p>VERIFY THAT ALL PRODUCT SHOULD <text:s/>ADD TO CART SUCCESSFULLY</text:p>
          </table:table-cell>
          <table:table-cell table:style-name="ce11" office:value-type="string" calcext:value-type="string">
            <text:p><text:a xlink:href="https://www.saucedemo.com/" xlink:type="simple">STEP.1 GO TO  https://www.saucedemo.com/ 
step.2 LOGIN TO PAGE
STEP.2 CLICK ON ANY PRODUCT ADD TO CART
STEP.3 VERIFY PRODUCT IS ADD INTO CART</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SOME PRPDUCT IS NOT ADD TO CART PROPERLY</text:p>
          </table:table-cell>
          <table:table-cell table:style-name="ce2" table:number-columns-repeated="13"/>
          <table:table-cell table:number-columns-repeated="998"/>
        </table:table-row>
        <table:table-row table:style-name="ro1">
          <table:table-cell table:style-name="ce2" office:value-type="string" calcext:value-type="string">
            <text:p>TS_05</text:p>
          </table:table-cell>
          <table:table-cell table:style-name="ce2" office:value-type="string" calcext:value-type="string">
            <text:p>REMOVE FROM CART</text:p>
          </table:table-cell>
          <table:table-cell table:style-name="ce2" office:value-type="string" calcext:value-type="string">
            <text:p>TC_05</text:p>
          </table:table-cell>
          <table:table-cell table:style-name="ce2" office:value-type="string" calcext:value-type="string">
            <text:p>REMOVE PRODUCT</text:p>
          </table:table-cell>
          <table:table-cell table:style-name="ce2" office:value-type="string" calcext:value-type="string">
            <text:p>VERIFY THAT ALL PRODUCT SHOULD <text:s/>REMOVE FROM CART SUCCESSFULLY</text:p>
          </table:table-cell>
          <table:table-cell table:style-name="ce11" office:value-type="string" calcext:value-type="string">
            <text:p><text:a xlink:href="https://www.saucedemo.com/" xlink:type="simple">STEP.1 GO TO  https://www.saucedemo.com/ 
STEP.2 LOGIN TO PAGE 
STEP.3 CLICK ON ANY PRODUCT ADD TO CART
STEP.4 VERIFY PRODUCT IS ADD INTO CART
STEP.5 CLICK ON THAT PRODUCT REMOVE BUTTON
STEP.6 VERIFY PRODUCT REMOVE FROM CART</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SOME PRPDUCT IS NOT REMOVE FROM CART PROPERLY</text:p>
          </table:table-cell>
          <table:table-cell table:style-name="ce2" table:number-columns-repeated="13"/>
          <table:table-cell table:number-columns-repeated="998"/>
        </table:table-row>
        <table:table-row table:style-name="ro1">
          <table:table-cell table:style-name="ce2" office:value-type="string" calcext:value-type="string">
            <text:p>TS_06</text:p>
          </table:table-cell>
          <table:table-cell table:style-name="ce2" office:value-type="string" calcext:value-type="string">
            <text:p><text:s/>PRODUCT DETAILS</text:p>
          </table:table-cell>
          <table:table-cell table:style-name="ce2" office:value-type="string" calcext:value-type="string">
            <text:p>TC_06</text:p>
          </table:table-cell>
          <table:table-cell table:style-name="ce2" office:value-type="string" calcext:value-type="string">
            <text:p>OPEN PRODUCT DETAILS</text:p>
          </table:table-cell>
          <table:table-cell table:style-name="ce2" office:value-type="string" calcext:value-type="string">
            <text:p>VERIFY THAT ALL PRODUCT DETAILS SHOULD OPEN SUCCESSFULLY</text:p>
          </table:table-cell>
          <table:table-cell table:style-name="ce11" office:value-type="string" calcext:value-type="string">
            <text:p><text:a xlink:href="https://www.saucedemo.com/" xlink:type="simple">STEP.1 GO TO  https://www.saucedemo.com/ 
STEP.2 LOGIN TO PAGE 
STEP.3 CLICK ON ANY PRODUCT NAME OR IMAGE
STEP.4 VERIFY PRODUCT DETAILS IS OPEN OR NOT
STEP.5 VERIFY PRODUCT DETAILS OPEN SUCCESSFULLY</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PRODUCT DETAILS NOT DISPLAY PROPERLY <text:s/>&amp; SOME TIME CHANGE DETAILS OF PRODUCT</text:p>
          </table:table-cell>
          <table:table-cell table:style-name="ce2" table:number-columns-repeated="13"/>
          <table:table-cell table:number-columns-repeated="998"/>
        </table:table-row>
        <table:table-row table:style-name="ro1">
          <table:table-cell table:style-name="ce2" office:value-type="string" calcext:value-type="string">
            <text:p>TS_07</text:p>
          </table:table-cell>
          <table:table-cell table:style-name="ce2" office:value-type="string" calcext:value-type="string">
            <text:p>FILTER OF PRODUCT</text:p>
          </table:table-cell>
          <table:table-cell table:style-name="ce2" office:value-type="string" calcext:value-type="string">
            <text:p>TC_07</text:p>
          </table:table-cell>
          <table:table-cell table:style-name="ce2" office:value-type="string" calcext:value-type="string">
            <text:p>FILTER APPLY ON PRODUCT</text:p>
          </table:table-cell>
          <table:table-cell table:style-name="ce2" office:value-type="string" calcext:value-type="string">
            <text:p>VERIFY <text:s/>THAT ALL PRODUCT ARRANGE ACCORDING TO PRODUCT FILTER</text:p>
          </table:table-cell>
          <table:table-cell table:style-name="ce11" office:value-type="string" calcext:value-type="string">
            <text:p><text:a xlink:href="https://www.saucedemo.com/" xlink:type="simple">STEP.1 GO TO  https://www.saucedemo.com/ 
STEP.2 LOGIN TO PAGE 
STEP.3 CLICK ON FILTER  OF PRODUCT
STEP.4 VERIFY PRODUCT ARRANGE ACCORDING TO FILTER
STEP.5 VERIFY PRODUCT ARRANGE ACCORDING TO FILTER SUCCESSFULLY</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NOT WORKING FILTER OF PRODUCT</text:p>
          </table:table-cell>
          <table:table-cell table:style-name="ce2" table:number-columns-repeated="13"/>
          <table:table-cell table:number-columns-repeated="998"/>
        </table:table-row>
        <table:table-row table:style-name="ro1">
          <table:table-cell table:style-name="ce2" office:value-type="string" calcext:value-type="string">
            <text:p>TS_08</text:p>
          </table:table-cell>
          <table:table-cell table:style-name="ce2" office:value-type="string" calcext:value-type="string">
            <text:p>CHECKOUT FAIL</text:p>
          </table:table-cell>
          <table:table-cell table:style-name="ce2" office:value-type="string" calcext:value-type="string">
            <text:p>TC_08</text:p>
          </table:table-cell>
          <table:table-cell table:style-name="ce2" office:value-type="string" calcext:value-type="string">
            <text:p>VERIFY CHECKOUT BUTTON</text:p>
          </table:table-cell>
          <table:table-cell table:style-name="ce2" office:value-type="string" calcext:value-type="string">
            <text:p>VERIFY ALL CHECKOUT FIELD DETAILS</text:p>
            <text:p>WITH PRODUCT ORDER DETAILS</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CHECKOUT BUTTON 
STEP.7 CHECK PRODUCT PRESENT IN CHECKOUT</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CHECKOUT BUTTON WORK WITHOUT ANY PRODUCT</text:p>
          </table:table-cell>
          <table:table-cell table:style-name="ce2" table:number-columns-repeated="13"/>
          <table:table-cell table:number-columns-repeated="998"/>
        </table:table-row>
        <table:table-row table:style-name="ro1">
          <table:table-cell table:style-name="ce2" office:value-type="string" calcext:value-type="string">
            <text:p>TS_09</text:p>
          </table:table-cell>
          <table:table-cell table:style-name="ce2" office:value-type="string" calcext:value-type="string">
            <text:p>CHECKOUT SUCCESSFULLY</text:p>
          </table:table-cell>
          <table:table-cell table:style-name="ce2" office:value-type="string" calcext:value-type="string">
            <text:p>TC_09</text:p>
          </table:table-cell>
          <table:table-cell table:style-name="ce2" office:value-type="string" calcext:value-type="string">
            <text:p>CHECKOUT WITH PRODUCT</text:p>
          </table:table-cell>
          <table:table-cell table:style-name="ce2" office:value-type="string" calcext:value-type="string">
            <text:p>VERIFY THAT BUTTON <text:s/>SHOULD WORK <text:s/>WITH PRODUCT </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CHECKOUT BUTTON 
STEP.7 CLICK ON SECOND TIME CHECKOUT BUTTON
STEP.8 VERIFY SHOULD  REDIRECT TO CHECKOUT YOUR INFORMATION PAGE</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2" table:number-columns-repeated="17"/>
          <table:table-cell table:number-columns-repeated="998"/>
        </table:table-row>
        <table:table-row table:style-name="ro1">
          <table:table-cell table:style-name="ce2" office:value-type="string" calcext:value-type="string">
            <text:p>TS_10</text:p>
          </table:table-cell>
          <table:table-cell table:style-name="ce2" office:value-type="string" calcext:value-type="string">
            <text:p>CHECKOUT SUCCESSFULLY</text:p>
          </table:table-cell>
          <table:table-cell table:style-name="ce2" office:value-type="string" calcext:value-type="string">
            <text:p>TC_10</text:p>
          </table:table-cell>
          <table:table-cell table:style-name="ce2" office:value-type="string" calcext:value-type="string">
            <text:p>CHECKOUT WITH INFORMATION </text:p>
          </table:table-cell>
          <table:table-cell table:style-name="ce2" office:value-type="string" calcext:value-type="string">
            <text:p>VERIFY THAT ALL CHECKOUT INFORMATION, INCLUDING FIRST NAME, LAST NAME, AND ZIP CODE, IS WORKING CORRECTLY.</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CHECKOUT BUTTON 
STEP.7 CLICK ON SECOND TIME CHECKOUT BUTTON
STEP.8 VERIFY SHOULD  REDIRECT TO CHECKOUT INFORMATION PAGE
STEP.9 FILL  CORRECT INFORMATION INTO FIRSTNAME,LASTNAME AND ZIPCODE
STEP.10 VERIFY SHOULD REDIRECT TO CONFIRM ORDER PAGE </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NOT WORKING LAST NAME FIELD TO INPUT </text:p>
          </table:table-cell>
          <table:table-cell table:style-name="ce2" table:number-columns-repeated="13"/>
          <table:table-cell table:number-columns-repeated="998"/>
        </table:table-row>
        <table:table-row table:style-name="ro1">
          <table:table-cell table:style-name="ce2" office:value-type="string" calcext:value-type="string">
            <text:p>TS_11</text:p>
          </table:table-cell>
          <table:table-cell table:style-name="ce2" office:value-type="string" calcext:value-type="string">
            <text:p>RESET APP STATE SUCCESSFULLY</text:p>
          </table:table-cell>
          <table:table-cell table:style-name="ce2" office:value-type="string" calcext:value-type="string">
            <text:p>TC_11</text:p>
          </table:table-cell>
          <table:table-cell table:style-name="ce2" office:value-type="string" calcext:value-type="string">
            <text:p>RESET ALL PRODUCT AS A DEFAULT</text:p>
          </table:table-cell>
          <table:table-cell table:style-name="ce2" office:value-type="string" calcext:value-type="string">
            <text:p>VERIFY THAT ALL PRODUCT <text:s/>SHOULD REMOVE FROM CART WITH RESET APP STATE <text:s/></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MENU BUTTON
STEP.7 CLICK ON RESET APP STATE BUTTON
STEP.8 VERIFY SHOULD ALL PRODUCT REMOVE FROM CART AND PRODUCT DISPLAY ADDTOCART </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NOT RESET PRODUCT WITH RESET APP STATE MENU</text:p>
          </table:table-cell>
          <table:table-cell table:style-name="ce2" table:number-columns-repeated="13"/>
          <table:table-cell table:number-columns-repeated="998"/>
        </table:table-row>
        <table:table-row table:style-name="ro1" table:number-rows-repeated="5">
          <table:table-cell table:style-name="ce2" table:number-columns-repeated="6"/>
          <table:table-cell table:style-name="ce2" table:content-validation-name="val5"/>
          <table:table-cell table:style-name="ce2" table:content-validation-name="val6"/>
          <table:table-cell table:style-name="ce2" table:number-columns-repeated="18"/>
          <table:table-cell table:number-columns-repeated="998"/>
        </table:table-row>
        <table:table-row table:style-name="ro1">
          <table:table-cell table:style-name="ce2" table:number-columns-repeated="6"/>
          <table:table-cell table:style-name="ce2" table:content-validation-name="val5"/>
          <table:table-cell table:style-name="ce2" table:content-validation-name="val6"/>
          <table:table-cell table:style-name="ce2" table:number-columns-repeated="18"/>
          <table:table-cell table:number-columns-repeated="998"/>
        </table:table-row>
        <table:table-row table:style-name="ro1" table:number-rows-repeated="981">
          <table:table-cell table:style-name="ce2" table:number-columns-repeated="6"/>
          <table:table-cell table:style-name="ce2" table:content-validation-name="val5"/>
          <table:table-cell table:style-name="ce2" table:content-validation-name="val6"/>
          <table:table-cell table:style-name="ce2" table:number-columns-repeated="18"/>
          <table:table-cell table:number-columns-repeated="998"/>
        </table:table-row>
        <table:table-row table:style-name="ro2" table:number-rows-repeated="1047576">
          <table:table-cell table:number-columns-repeated="1024"/>
        </table:table-row>
        <table:table-row table:style-name="ro2">
          <table:table-cell table:number-columns-repeated="1024"/>
        </table:table-row>
      </table:table>
      <table:table table:name="GLITCH_USER" table:style-name="ta4">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1018" table:default-cell-style-name="Default"/>
        <table:table-row table:style-name="ro1">
          <table:table-cell table:style-name="ce12" office:value-type="string" calcext:value-type="string">
            <text:p>TS_ID</text:p>
          </table:table-cell>
          <table:table-cell table:style-name="ce12" office:value-type="string" calcext:value-type="string">
            <text:p>TEST SCENARIOS</text:p>
          </table:table-cell>
          <table:table-cell table:style-name="ce12" office:value-type="string" calcext:value-type="string">
            <text:p>TC_ID</text:p>
          </table:table-cell>
          <table:table-cell table:style-name="ce12" office:value-type="string" calcext:value-type="string">
            <text:p>TEST CASES</text:p>
          </table:table-cell>
          <table:table-cell table:style-name="ce12" office:value-type="string" calcext:value-type="string">
            <text:p>DESCRIPTION</text:p>
          </table:table-cell>
          <table:table-cell table:style-name="ce12" office:value-type="string" calcext:value-type="string">
            <text:p>TEST STEPS</text:p>
          </table:table-cell>
          <table:table-cell table:style-name="ce12" office:value-type="string" calcext:value-type="string">
            <text:p>PRIORITY</text:p>
          </table:table-cell>
          <table:table-cell table:style-name="ce17" office:value-type="string" calcext:value-type="string">
            <text:p>BUG STATUS</text:p>
          </table:table-cell>
          <table:table-cell table:style-name="ce12" office:value-type="string" calcext:value-type="string">
            <text:p>ASSIGNED TO</text:p>
          </table:table-cell>
          <table:table-cell table:style-name="ce12" office:value-type="string" calcext:value-type="string">
            <text:p>CREATION DATE</text:p>
          </table:table-cell>
          <table:table-cell table:style-name="ce12" office:value-type="string" calcext:value-type="string">
            <text:p>TESTED DATE</text:p>
          </table:table-cell>
          <table:table-cell table:style-name="ce12" office:value-type="string" calcext:value-type="string">
            <text:p>RE - RESTED DATE</text:p>
          </table:table-cell>
          <table:table-cell table:style-name="ce12" office:value-type="string" calcext:value-type="string">
            <text:p>COMMENT</text:p>
          </table:table-cell>
          <table:table-cell table:style-name="ce14" table:number-columns-repeated="12"/>
          <table:table-cell table:number-columns-repeated="999"/>
        </table:table-row>
        <table:table-row table:style-name="ro1">
          <table:table-cell table:style-name="ce13" office:value-type="string" calcext:value-type="string">
            <text:p>TS_01</text:p>
          </table:table-cell>
          <table:table-cell table:style-name="ce14" office:value-type="string" calcext:value-type="string">
            <text:p>LOGIN <text:s/>SUCCESS</text:p>
          </table:table-cell>
          <table:table-cell table:style-name="ce14" office:value-type="string" calcext:value-type="string">
            <text:p>TC_01</text:p>
          </table:table-cell>
          <table:table-cell table:style-name="ce14" office:value-type="string" calcext:value-type="string">
            <text:p>RIGHT ID AND RIGHT PASSWORD</text:p>
            <text:p/>
          </table:table-cell>
          <table:table-cell table:style-name="ce14" office:value-type="string" calcext:value-type="string">
            <text:p>VERIFY THAT WITH CORRECT USER ID  &amp; CORRECT PASSWORD USER SHOULD SUCCESSFULLY LOGIN</text:p>
            <text:p>(id : performance_glitch_user  password : secret_sauce)</text:p>
          </table:table-cell>
          <table:table-cell table:style-name="ce15" office:value-type="string" calcext:value-type="string">
            <text:p><text:a xlink:href="https://www.saucedemo.com/" xlink:type="simple">STEP.1 GO TO https://www.saucedemo.com/ 
STEP.2 CLICK ON FIELD NAME USERNAME 
STEP.3 FILL CORRECT USERNAME
STEP.4 FILL CORRECT PASSWORD
STEP.5 CLICK ON LOGIN BUTTON
STEP.6 VERIFY THAT USER IS LOGGED IN</text:a></text:p>
          </table:table-cell>
          <table:table-cell table:style-name="ce13" table:content-validation-name="val7" office:value-type="string" calcext:value-type="string">
            <text:p>MINOR</text:p>
          </table:table-cell>
          <table:table-cell table:style-name="ce13" table:content-validation-name="val8" office:value-type="string" calcext:value-type="string">
            <text:p>GLITCH</text:p>
          </table:table-cell>
          <table:table-cell table:style-name="ce18" table:number-columns-repeated="3"/>
          <table:table-cell table:style-name="ce14" table:number-columns-repeated="14"/>
          <table:table-cell table:number-columns-repeated="999"/>
        </table:table-row>
        <table:table-row table:style-name="ro1">
          <table:table-cell table:style-name="ce14" office:value-type="string" calcext:value-type="string">
            <text:p>TS_02</text:p>
          </table:table-cell>
          <table:table-cell table:style-name="ce14" office:value-type="string" calcext:value-type="string">
            <text:p>OPEN PRODUCT </text:p>
          </table:table-cell>
          <table:table-cell table:style-name="ce14" office:value-type="string" calcext:value-type="string">
            <text:p>TC_02</text:p>
          </table:table-cell>
          <table:table-cell table:number-columns-repeated="2" table:style-name="ce14" office:value-type="string" calcext:value-type="string">
            <text:p>VERIFY THAT OPEN PRODUCT &gt; THEN GO BACK THAN GLITCH</text:p>
          </table:table-cell>
          <table:table-cell table:style-name="ce16" office:value-type="string" calcext:value-type="string">
            <text:p><text:a xlink:href="https://www.saucedemo.com/" xlink:type="simple">STEP.1 GO TO https://www.saucedemo.com/ 
STEP.2 LOGIN TO PAGE
STEP.3 OPEN PRODUCT
STEP.4 GO BACK</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3</text:p>
          </table:table-cell>
          <table:table-cell table:style-name="ce14" office:value-type="string" calcext:value-type="string">
            <text:p>CHECKOUT </text:p>
          </table:table-cell>
          <table:table-cell table:style-name="ce14" office:value-type="string" calcext:value-type="string">
            <text:p>TC_03</text:p>
          </table:table-cell>
          <table:table-cell table:style-name="ce14" office:value-type="string" calcext:value-type="string">
            <text:p>VERIFY THAT <text:s/>PRODUCT <text:s/>CHECKOUT SUCCESSFULLY </text:p>
          </table:table-cell>
          <table:table-cell table:style-name="ce14" office:value-type="string" calcext:value-type="string">
            <text:p>VERIFY THAT OPEN PRODUCT &gt; PRODUCT CONFORM BUY THAN SHOULD NOT GLITCH </text:p>
          </table:table-cell>
          <table:table-cell table:style-name="ce16" office:value-type="string" calcext:value-type="string">
            <text:p><text:a xlink:href="https://www.saucedemo.com/" xlink:type="simple">STEP.1 GO TO https://www.saucedemo.com/  
STEP.2 LOGIN TO PAGE
STEP.3 OPEN PRODUCT
STEP.4 CLICK ON CHECKOUT 
STEP.5 VERIFY SHOULD NOT GLITCH IN OPEN CHECKOUT</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4</text:p>
          </table:table-cell>
          <table:table-cell table:style-name="ce14" office:value-type="string" calcext:value-type="string">
            <text:p>BACK TO HOME</text:p>
          </table:table-cell>
          <table:table-cell table:style-name="ce14" office:value-type="string" calcext:value-type="string">
            <text:p>TC_04</text:p>
          </table:table-cell>
          <table:table-cell table:style-name="ce14" office:value-type="string" calcext:value-type="string">
            <text:p>VERIFY THAT AFTER <text:s/>ORDER BACK TO HOME </text:p>
          </table:table-cell>
          <table:table-cell table:style-name="ce14" office:value-type="string" calcext:value-type="string">
            <text:p>VERIFY THAT AFTER <text:s/>ORDER BACK TO HOME SHOULD NOT GLITCH</text:p>
          </table:table-cell>
          <table:table-cell table:style-name="ce16" office:value-type="string" calcext:value-type="string">
            <text:p><text:a xlink:href="https://www.saucedemo.com/" xlink:type="simple">STEP.1 GO TO https://www.saucedemo.com/ 
STEP.2 LOGIN TO PAGE
STEP.3 OPEN PRODUCT
STEP.4 CLICK ON CHECKOUT 
STEP.5 VERIFY CHECKOUT IS OPEN SUCCESSFULLY
STEP.6 FILL THE INFORMATION TO ORDER
STEP.7 CLICK ON CHECKOUT 
STEP.8 CLICK ON BACK TO HOME
STEP.9 VERIFY SHOULDN'T GLITCH IN BACK TO HOME</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5</text:p>
          </table:table-cell>
          <table:table-cell table:style-name="ce14" office:value-type="string" calcext:value-type="string">
            <text:p>PRODUCT ADD</text:p>
          </table:table-cell>
          <table:table-cell table:style-name="ce14" office:value-type="string" calcext:value-type="string">
            <text:p>TC_05</text:p>
          </table:table-cell>
          <table:table-cell table:style-name="ce14" office:value-type="string" calcext:value-type="string">
            <text:p>VERIFY THAT PRODUCT ADD INTO CART</text:p>
          </table:table-cell>
          <table:table-cell table:style-name="ce14" office:value-type="string" calcext:value-type="string">
            <text:p>VERIFY THAT CHOOSE THE ANY PRODUCT &gt; ADD INTO CART &gt;VERIFY SHOULDN'T GLITCH</text:p>
          </table:table-cell>
          <table:table-cell table:style-name="ce16" office:value-type="string" calcext:value-type="string">
            <text:p><text:a xlink:href="https://www.saucedemo.com/" xlink:type="simple">STEP.1 GO TO https://www.saucedemo.com/ 
STEP.2 LOGIN TO PAGE
STEP.3 CLICK ON PRODUCT ADD TO CART
STEP.4 VERIFY PRODUCT SHOULD ADD INTO CART WITHOUT GLITCH</text:a></text:p>
          </table:table-cell>
          <table:table-cell table:style-name="ce14" table:content-validation-name="val7"/>
          <table:table-cell table:style-name="ce14" table:content-validation-name="val8"/>
          <table:table-cell table:style-name="ce14" table:number-columns-repeated="17"/>
          <table:table-cell table:number-columns-repeated="999"/>
        </table:table-row>
        <table:table-row table:style-name="ro1">
          <table:table-cell table:style-name="ce14" office:value-type="string" calcext:value-type="string">
            <text:p>TS_06</text:p>
          </table:table-cell>
          <table:table-cell table:style-name="ce14" office:value-type="string" calcext:value-type="string">
            <text:p>PRODUCT FILTER</text:p>
          </table:table-cell>
          <table:table-cell table:style-name="ce14" office:value-type="string" calcext:value-type="string">
            <text:p>TC_06</text:p>
          </table:table-cell>
          <table:table-cell table:style-name="ce14" office:value-type="string" calcext:value-type="string">
            <text:p>VERIFY THAT PRODUCT FILTERING</text:p>
          </table:table-cell>
          <table:table-cell table:style-name="ce14" office:value-type="string" calcext:value-type="string">
            <text:p>VERIFY THAT ALL PRODUCT SHOULD ARRANGE ACCORDING TO FILTER </text:p>
          </table:table-cell>
          <table:table-cell table:style-name="ce16" office:value-type="string" calcext:value-type="string">
            <text:p><text:a xlink:href="https://www.saucedemo.com/" xlink:type="simple">STEP.1 GO TO https://www.saucedemo.com/  
STEP.2 LOGIN TO PAGE
STEP.3 CLICK ON FILTER FIELD
STEP.4 VERIFY ALL PRODUCT SHOULD ARRANGE ACCORDING TO FILTER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7</text:p>
          </table:table-cell>
          <table:table-cell table:style-name="ce14" office:value-type="string" calcext:value-type="string">
            <text:p>PRODUCT RESET</text:p>
          </table:table-cell>
          <table:table-cell table:style-name="ce14" office:value-type="string" calcext:value-type="string">
            <text:p>TC_07</text:p>
          </table:table-cell>
          <table:table-cell table:style-name="ce14" office:value-type="string" calcext:value-type="string">
            <text:p>VERIFY THAT PRODUCT RESET </text:p>
          </table:table-cell>
          <table:table-cell table:style-name="ce14" office:value-type="string" calcext:value-type="string">
            <text:p>VERIFY THAT ALL PRODUCT SHOULD RESET ACCORDING TO RESET APP STATE</text:p>
          </table:table-cell>
          <table:table-cell table:style-name="ce16" office:value-type="string" calcext:value-type="string">
            <text:p><text:a xlink:href="https://www.saucedemo.com/" xlink:type="simple">STEP.1 GO TO https://www.saucedemo.com/ 
STEP.2 LOGIN TO PAGE
STEP.3 CLICK ON MENU BUTTON
STEP.4 CLICK ON RESET APP STATE
STEP.5 VERIFY ALL PRODUCT SHOULD RESET ACCORDING TO RESET APP STATE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8</text:p>
          </table:table-cell>
          <table:table-cell table:style-name="ce14" office:value-type="string" calcext:value-type="string">
            <text:p>ALL ITEAM </text:p>
          </table:table-cell>
          <table:table-cell table:style-name="ce14" office:value-type="string" calcext:value-type="string">
            <text:p>TC_08</text:p>
          </table:table-cell>
          <table:table-cell table:style-name="ce14" office:value-type="string" calcext:value-type="string">
            <text:p>VERIFY THAT ALL PRODUCT SHOW WITH ALL ITEAM </text:p>
          </table:table-cell>
          <table:table-cell table:style-name="ce14" office:value-type="string" calcext:value-type="string">
            <text:p>VERIFY ALL APP SHOW WITH CLICK ON ALL ITEAM FIELD</text:p>
          </table:table-cell>
          <table:table-cell table:style-name="ce16" office:value-type="string" calcext:value-type="string">
            <text:p><text:a xlink:href="https://www.saucedemo.com/" xlink:type="simple">STEP.1 GO TO https://www.saucedemo.com/ 
STEP.2 LOGIN TO PAGE
STEP.3 CLICK ON MENU BUTTON
STEP.4 CLICK ALL ITEAM
STEP.5 VERIFY ALL PRODUCT SHOULD SHOW ACCORDING TO ALL ITEAM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9</text:p>
          </table:table-cell>
          <table:table-cell table:style-name="ce14" office:value-type="string" calcext:value-type="string">
            <text:p>HOME PAGE</text:p>
          </table:table-cell>
          <table:table-cell table:style-name="ce14" office:value-type="string" calcext:value-type="string">
            <text:p>TC_09 </text:p>
          </table:table-cell>
          <table:table-cell table:style-name="ce14" office:value-type="string" calcext:value-type="string">
            <text:p>VERIFY REDIRECTION OF HOME PAGE</text:p>
          </table:table-cell>
          <table:table-cell table:style-name="ce14" office:value-type="string" calcext:value-type="string">
            <text:p>VERIFY ALL PAGE REDIRECT HOME PAGE WITH BACK BUTTON</text:p>
          </table:table-cell>
          <table:table-cell table:style-name="ce16" office:value-type="string" calcext:value-type="string">
            <text:p><text:a xlink:href="https://www.saucedemo.com/" xlink:type="simple">STEP.1 GO TO https://www.saucedemo.com/ 
STEP.2 LOGIN TO PAGE
STEP.3 CLICK ON MENU BUTTON
STEP.4 CLICK ABOUT
STEP.5 CLICK ON BACK BUTTON
STEP.6 VERIFY HOME PAGE SHOULD SHOW ACCORDING TO BACK BUTTON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table:number-columns-repeated="6"/>
          <table:table-cell table:style-name="ce14" table:content-validation-name="val7"/>
          <table:table-cell table:style-name="ce14" table:content-validation-name="val8"/>
          <table:table-cell table:style-name="ce14" table:number-columns-repeated="17"/>
          <table:table-cell table:number-columns-repeated="999"/>
        </table:table-row>
        <table:table-row table:style-name="ro1" table:number-rows-repeated="989">
          <table:table-cell table:style-name="ce14" table:number-columns-repeated="6"/>
          <table:table-cell table:style-name="ce14" table:content-validation-name="val7"/>
          <table:table-cell table:style-name="ce14" table:content-validation-name="val8"/>
          <table:table-cell table:style-name="ce14" table:number-columns-repeated="17"/>
          <table:table-cell table:number-columns-repeated="999"/>
        </table:table-row>
        <table:table-row table:style-name="ro2" table:number-rows-repeated="1047575">
          <table:table-cell table:number-columns-repeated="1024"/>
        </table:table-row>
        <table:table-row table:style-name="ro2">
          <table:table-cell table:number-columns-repeated="1024"/>
        </table:table-row>
      </table:table>
      <table:table table:name="ERROR_USER" table:style-name="ta5">
        <table:table-column table:style-name="co23" table:default-cell-style-name="Default"/>
        <table:table-column table:style-name="co24" table:default-cell-style-name="Default"/>
        <table:table-column table:style-name="co23" table:default-cell-style-name="Default"/>
        <table:table-column table:style-name="co11" table:default-cell-style-name="Default"/>
        <table:table-column table:style-name="co25" table:default-cell-style-name="Default"/>
        <table:table-column table:style-name="co26" table:default-cell-style-name="Default"/>
        <table:table-column table:style-name="co23" table:number-columns-repeated="6" table:default-cell-style-name="Default"/>
        <table:table-column table:style-name="co27" table:default-cell-style-name="Default"/>
        <table:table-column table:style-name="co23" table:number-columns-repeated="13" table:default-cell-style-name="Default"/>
        <table:table-column table:style-name="co1" table:number-columns-repeated="998" table:default-cell-style-name="Default"/>
        <table:table-row table:style-name="ro1">
          <table:table-cell table:style-name="ce19" office:value-type="string" calcext:value-type="string">
            <text:p>TS_ID</text:p>
          </table:table-cell>
          <table:table-cell table:style-name="ce19" office:value-type="string" calcext:value-type="string">
            <text:p>TEST SCENARIOS</text:p>
          </table:table-cell>
          <table:table-cell table:style-name="ce19" office:value-type="string" calcext:value-type="string">
            <text:p>TC_ID</text:p>
          </table:table-cell>
          <table:table-cell table:style-name="ce19" office:value-type="string" calcext:value-type="string">
            <text:p>TEST CASES</text:p>
          </table:table-cell>
          <table:table-cell table:style-name="ce19" office:value-type="string" calcext:value-type="string">
            <text:p>DESCRIPTION</text:p>
          </table:table-cell>
          <table:table-cell table:style-name="ce12" office:value-type="string" calcext:value-type="string">
            <text:p>TEST STEPS</text:p>
          </table:table-cell>
          <table:table-cell table:style-name="ce19" office:value-type="string" calcext:value-type="string">
            <text:p>PRIORITY</text:p>
          </table:table-cell>
          <table:table-cell table:style-name="ce22" office:value-type="string" calcext:value-type="string">
            <text:p>BUG STATUS</text:p>
          </table:table-cell>
          <table:table-cell table:style-name="ce19" office:value-type="string" calcext:value-type="string">
            <text:p>ASSIGNED TO</text:p>
          </table:table-cell>
          <table:table-cell table:style-name="ce19" office:value-type="string" calcext:value-type="string">
            <text:p>CREATION DATE</text:p>
          </table:table-cell>
          <table:table-cell table:style-name="ce19" office:value-type="string" calcext:value-type="string">
            <text:p>TESTED DATE</text:p>
          </table:table-cell>
          <table:table-cell table:style-name="ce19" office:value-type="string" calcext:value-type="string">
            <text:p>RE - RESTED DATE</text:p>
          </table:table-cell>
          <table:table-cell table:style-name="ce19" office:value-type="string" calcext:value-type="string">
            <text:p>COMMENT</text:p>
          </table:table-cell>
          <table:table-cell table:style-name="ce20" table:number-columns-repeated="13"/>
          <table:table-cell table:number-columns-repeated="998"/>
        </table:table-row>
        <table:table-row table:style-name="ro1">
          <table:table-cell table:style-name="ce20" office:value-type="string" calcext:value-type="string">
            <text:p>TS_01</text:p>
          </table:table-cell>
          <table:table-cell table:style-name="ce20" office:value-type="string" calcext:value-type="string">
            <text:p>LOGIN SUCCESS</text:p>
          </table:table-cell>
          <table:table-cell table:style-name="ce20" office:value-type="string" calcext:value-type="string">
            <text:p>TC_01</text:p>
          </table:table-cell>
          <table:table-cell table:style-name="ce20" office:value-type="string" calcext:value-type="string">
            <text:p>VERIFY THAT LOGIN SUCCESSFULLY(NO ERROR)</text:p>
          </table:table-cell>
          <table:table-cell table:style-name="ce20" office:value-type="string" calcext:value-type="string">
            <text:p>VERIFY THAT LOGIN SUCCESSFULLY</text:p>
            <text:p>(POP UP MESSAGE SHOWN)</text:p>
          </table:table-cell>
          <table:table-cell table:style-name="ce16" office:value-type="string" calcext:value-type="string">
            <text:p><text:a xlink:href="https://www.saucedemo.com/" xlink:type="simple">STEP.1 GO TO https://www.saucedemo.com 
STEP.2 LOGIN TO PAGE
STEP.3 POP UP MESSAGE SHOWN TO CHANGE PASSWORD</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2</text:p>
          </table:table-cell>
          <table:table-cell table:style-name="ce20" office:value-type="string" calcext:value-type="string">
            <text:p>ADD TO CART </text:p>
          </table:table-cell>
          <table:table-cell table:style-name="ce20" office:value-type="string" calcext:value-type="string">
            <text:p>TC_02</text:p>
          </table:table-cell>
          <table:table-cell table:style-name="ce20" office:value-type="string" calcext:value-type="string">
            <text:p>ADD PRODUCT TO CARD</text:p>
          </table:table-cell>
          <table:table-cell table:style-name="ce20" office:value-type="string" calcext:value-type="string">
            <text:p>VERIFY THAT ALL PRODUCT SHOULD <text:s/>ADD TO CART SUCCESSFULLY</text:p>
          </table:table-cell>
          <table:table-cell table:style-name="ce11" office:value-type="string" calcext:value-type="string">
            <text:p><text:a xlink:href="https://www.saucedemo.com/inventory.html" xlink:type="simple">STEP.1 GO TO https://www.saucedemo.com AND LOGIN
STEP.2 CLICK ON ANY PRODUCT ADD TO CART
STEP.3 VERIFY PRODUCT IS ADD INTO CART</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3</text:p>
          </table:table-cell>
          <table:table-cell table:style-name="ce20" office:value-type="string" calcext:value-type="string">
            <text:p>REMOVE FROM CART</text:p>
          </table:table-cell>
          <table:table-cell table:style-name="ce20" office:value-type="string" calcext:value-type="string">
            <text:p>TC_03</text:p>
          </table:table-cell>
          <table:table-cell table:style-name="ce20" office:value-type="string" calcext:value-type="string">
            <text:p>VERIFY REMOVE PRODUCT</text:p>
          </table:table-cell>
          <table:table-cell table:style-name="ce20" office:value-type="string" calcext:value-type="string">
            <text:p>VERIFY THAT ALL PRODUCT SHOULD <text:s/>REMOVE FROM CART SUCCESSFULLY</text:p>
          </table:table-cell>
          <table:table-cell table:style-name="ce11" office:value-type="string" calcext:value-type="string">
            <text:p><text:a xlink:href="https://www.saucedemo.com/inventory.html" xlink:type="simple">STEP.1 GO TO https://www.saucedemo.com AND LOGIN
STEP.2 CLICK ON ANY PRODUCT ADD TO CART
STEP.3 VERIFY PRODUCT IS ADD INTO CART
STEP.4 CLICK ON THAT PRODUCT REMOVE BUTTON
STEP.5 VERIFY PRODUCT REMOVE FROM CART</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4</text:p>
          </table:table-cell>
          <table:table-cell table:style-name="ce20" office:value-type="string" calcext:value-type="string">
            <text:p><text:s/>PRODUCT DETAILS</text:p>
          </table:table-cell>
          <table:table-cell table:style-name="ce20" office:value-type="string" calcext:value-type="string">
            <text:p>TC_04</text:p>
          </table:table-cell>
          <table:table-cell table:style-name="ce20" office:value-type="string" calcext:value-type="string">
            <text:p>VERIFY THAT OPEN PRODUCT DETAILS</text:p>
          </table:table-cell>
          <table:table-cell table:style-name="ce20" office:value-type="string" calcext:value-type="string">
            <text:p>VERIFY THAT ALL PRODUCT DETAILS SHOULD OPEN SUCCESSFULLY</text:p>
          </table:table-cell>
          <table:table-cell table:style-name="ce11" office:value-type="string" calcext:value-type="string">
            <text:p><text:a xlink:href="https://www.saucedemo.com/inventory.html" xlink:type="simple">STEP.1 GO TO https://www.saucedemo.com AND LOGIN
STEP.2 CLICK ON ANY PRODUCT NAME OR IMAGE
STEP.3 VERIFY PRODUCT DETAILS IS OPEN OR NOT
STEP.4 VERIFY PRODUCT DETAILS OPEN SUCCESSFULLY</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5</text:p>
          </table:table-cell>
          <table:table-cell table:style-name="ce20" office:value-type="string" calcext:value-type="string">
            <text:p>SORT ITEMS</text:p>
          </table:table-cell>
          <table:table-cell table:style-name="ce20" office:value-type="string" calcext:value-type="string">
            <text:p>TC_05</text:p>
          </table:table-cell>
          <table:table-cell table:style-name="ce20" office:value-type="string" calcext:value-type="string">
            <text:p>VERIFY THAT SORT ITEMS BUTTON WORKING PROPERLY</text:p>
          </table:table-cell>
          <table:table-cell table:style-name="ce20" office:value-type="string" calcext:value-type="string">
            <text:p>VERIFY THAT SORT ITEMS BUTTON WORKING PROPERLY</text:p>
            <text:p/>
            <text:p>(SEE COMMENT)</text:p>
          </table:table-cell>
          <table:table-cell table:style-name="ce16" office:value-type="string" calcext:value-type="string">
            <text:p><text:a xlink:href="https://www.saucedemo.com/" xlink:type="simple">STEP.1 GO TO https://www.saucedemo.com  AND LOGIN
STEP.2 CLICK ON ANY PRODUCT ADD TO CART
STEP.3 VERIFY PRODUCT IS ADD INTO CART
STEP.4 CLICK ON THAT PRODUCT REMOVE BUTTON
STEP.5 VERIFY PRODUCT REMOVE FROM CART</text:a></text:p>
          </table:table-cell>
          <table:table-cell table:style-name="ce20" table:content-validation-name="val9" office:value-type="string" calcext:value-type="string">
            <text:p>MINOR</text:p>
          </table:table-cell>
          <table:table-cell table:style-name="ce20" table:content-validation-name="val10" office:value-type="string" calcext:value-type="string">
            <text:p>RE - TEST</text:p>
          </table:table-cell>
          <table:table-cell table:style-name="ce20" table:number-columns-repeated="4"/>
          <table:table-cell table:style-name="ce20" office:value-type="string" calcext:value-type="string">
            <text:p>POP UP MESSAGE SHOWN FOR BROKEN SORTING</text:p>
          </table:table-cell>
          <table:table-cell table:style-name="ce20" table:number-columns-repeated="13"/>
          <table:table-cell table:number-columns-repeated="998"/>
        </table:table-row>
        <table:table-row table:style-name="ro1">
          <table:table-cell table:style-name="ce20" office:value-type="string" calcext:value-type="string">
            <text:p>TS_06</text:p>
          </table:table-cell>
          <table:table-cell table:style-name="ce20" office:value-type="string" calcext:value-type="string">
            <text:p>RESET APP STATE</text:p>
          </table:table-cell>
          <table:table-cell table:style-name="ce20" office:value-type="string" calcext:value-type="string">
            <text:p>TC_06</text:p>
          </table:table-cell>
          <table:table-cell table:style-name="ce20" office:value-type="string" calcext:value-type="string">
            <text:p>VERIFY THAT RESET APP STATE WORKING</text:p>
          </table:table-cell>
          <table:table-cell table:style-name="ce20" office:value-type="string" calcext:value-type="string">
            <text:p>VERIFY THAT AFTER CLICK ON RESET ITEMS REMOVED FROM CART AND ALSO REMOVED FROM PRODUCT BAR</text:p>
          </table:table-cell>
          <table:table-cell table:style-name="ce16" office:value-type="string" calcext:value-type="string">
            <text:p><text:a xlink:href="https://www.saucedemo.com/" xlink:type="simple">STEP.1 GO TO https://www.saucedemo.com AND LOGIN
STEP.2 CLICK ON ANY PRODUCT ADD TO CART
STEP.3 VERIFY PRODUCT IS ADD INTO CART
STEP.4 CLICK ON RESET APP STATE BUTTON</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4"/>
          <table:table-cell table:style-name="ce20" office:value-type="string" calcext:value-type="string">
            <text:p>ITEM REMOVED FROM CART BUT NOT REMOVED FROM PRODUCT BAR</text:p>
          </table:table-cell>
          <table:table-cell table:style-name="ce20" table:number-columns-repeated="13"/>
          <table:table-cell table:number-columns-repeated="998"/>
        </table:table-row>
        <table:table-row table:style-name="ro1" table:number-rows-repeated="2">
          <table:table-cell table:style-name="ce21" table:number-columns-repeated="13"/>
          <table:table-cell table:style-name="ce20" table:number-columns-repeated="13"/>
          <table:table-cell table:number-columns-repeated="998"/>
        </table:table-row>
        <table:table-row table:style-name="ro1" table:number-rows-repeated="991">
          <table:table-cell table:style-name="ce20" table:number-columns-repeated="5"/>
          <table:table-cell table:style-name="ce14"/>
          <table:table-cell table:style-name="ce20" table:content-validation-name="val9"/>
          <table:table-cell table:style-name="ce20" table:content-validation-name="val10"/>
          <table:table-cell table:style-name="ce20" table:number-columns-repeated="18"/>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VISUAL_USER" table:style-name="ta6">
        <table:table-column table:style-name="co1" table:number-columns-repeated="3"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default-cell-style-name="Default"/>
        <table:table-column table:style-name="co31" table:default-cell-style-name="Default"/>
        <table:table-column table:style-name="co1" table:number-columns-repeated="4" table:default-cell-style-name="Default"/>
        <table:table-column table:style-name="co32" table:default-cell-style-name="Default"/>
        <table:table-column table:style-name="co1" table:number-columns-repeated="1011" table:default-cell-style-name="Default"/>
        <table:table-row table:style-name="ro1">
          <table:table-cell table:style-name="ce19" office:value-type="string" calcext:value-type="string">
            <text:p>TS_ID</text:p>
          </table:table-cell>
          <table:table-cell table:style-name="ce19" office:value-type="string" calcext:value-type="string">
            <text:p>TEST SCENARIOS</text:p>
          </table:table-cell>
          <table:table-cell table:style-name="ce19" office:value-type="string" calcext:value-type="string">
            <text:p>TC_ID</text:p>
          </table:table-cell>
          <table:table-cell table:style-name="ce19" office:value-type="string" calcext:value-type="string">
            <text:p>TEST CASES</text:p>
          </table:table-cell>
          <table:table-cell table:style-name="ce19" office:value-type="string" calcext:value-type="string">
            <text:p>DESCRIPTION</text:p>
          </table:table-cell>
          <table:table-cell table:style-name="ce12" office:value-type="string" calcext:value-type="string">
            <text:p>TEST STEPS</text:p>
          </table:table-cell>
          <table:table-cell table:style-name="ce19" office:value-type="string" calcext:value-type="string">
            <text:p>PRIORITY</text:p>
          </table:table-cell>
          <table:table-cell table:style-name="ce22" office:value-type="string" calcext:value-type="string">
            <text:p>BUG STATUS</text:p>
          </table:table-cell>
          <table:table-cell table:style-name="ce19" office:value-type="string" calcext:value-type="string">
            <text:p>ASSIGNED TO</text:p>
          </table:table-cell>
          <table:table-cell table:style-name="ce19" office:value-type="string" calcext:value-type="string">
            <text:p>CREATION DATE</text:p>
          </table:table-cell>
          <table:table-cell table:style-name="ce19" office:value-type="string" calcext:value-type="string">
            <text:p>TESTED DATE</text:p>
          </table:table-cell>
          <table:table-cell table:style-name="ce19" office:value-type="string" calcext:value-type="string">
            <text:p>RE - RESTED DATE</text:p>
          </table:table-cell>
          <table:table-cell table:style-name="ce19" office:value-type="string" calcext:value-type="string">
            <text:p>COMMENT</text:p>
          </table:table-cell>
          <table:table-cell table:style-name="ce24" table:number-columns-repeated="13"/>
          <table:table-cell table:number-columns-repeated="998"/>
        </table:table-row>
        <table:table-row table:style-name="ro1">
          <table:table-cell table:style-name="ce23" office:value-type="string" calcext:value-type="string">
            <text:p>TS_01</text:p>
          </table:table-cell>
          <table:table-cell table:style-name="ce20" office:value-type="string" calcext:value-type="string">
            <text:p>CART POSITION</text:p>
          </table:table-cell>
          <table:table-cell table:style-name="ce20" office:value-type="string" calcext:value-type="string">
            <text:p>TC_01</text:p>
          </table:table-cell>
          <table:table-cell table:style-name="ce20" office:value-type="string" calcext:value-type="string">
            <text:p>VERIFY CART POSITION</text:p>
          </table:table-cell>
          <table:table-cell table:style-name="ce20" office:value-type="string" calcext:value-type="string">
            <text:p>VERIFY THAT CART BUTTON IS AT RIGHT POSITION</text:p>
          </table:table-cell>
          <table:table-cell table:style-name="ce15" office:value-type="string" calcext:value-type="string">
            <text:p><text:a xlink:href="https://www.saucedemo.com/" xlink:type="simple">STEP.1 GO TO https://www.saucedemo.com
STEP.2 LOGIN INTO PAGE
STEP.3 CHECK THE POSITION OF CART </text:a></text:p>
          </table:table-cell>
          <table:table-cell table:style-name="ce24" table:content-validation-name="val11" office:value-type="string" calcext:value-type="string">
            <text:p>MINOR</text:p>
          </table:table-cell>
          <table:table-cell table:style-name="ce24" table:content-validation-name="val13" office:value-type="string" calcext:value-type="string">
            <text:p>RE - TEST</text:p>
          </table:table-cell>
          <table:table-cell table:style-name="ce24" table:number-columns-repeated="4"/>
          <table:table-cell table:style-name="ce20"/>
          <table:table-cell table:style-name="ce24" table:number-columns-repeated="13"/>
          <table:table-cell table:number-columns-repeated="998"/>
        </table:table-row>
        <table:table-row table:style-name="ro1">
          <table:table-cell table:style-name="ce24" office:value-type="string" calcext:value-type="string">
            <text:p>TS_02</text:p>
          </table:table-cell>
          <table:table-cell table:style-name="ce20" office:value-type="string" calcext:value-type="string">
            <text:p>RESET APP STATE</text:p>
          </table:table-cell>
          <table:table-cell table:style-name="ce20" office:value-type="string" calcext:value-type="string">
            <text:p>TC_02</text:p>
          </table:table-cell>
          <table:table-cell table:style-name="ce20" office:value-type="string" calcext:value-type="string">
            <text:p>VERIFY THAT RESET APP STATE WORKING</text:p>
          </table:table-cell>
          <table:table-cell table:style-name="ce20" office:value-type="string" calcext:value-type="string">
            <text:p>VERIFY THAT AFTER CLICK ON RESET ITEMS REMOVED FROM CART AND ALSO REMOVED FROM PRODUCT BAR</text:p>
          </table:table-cell>
          <table:table-cell table:style-name="ce16" office:value-type="string" calcext:value-type="string">
            <text:p><text:a xlink:href="https://www.saucedemo.com/" xlink:type="simple">STEP.1 GO TO https://www.saucedemo.com AND LOGIN
STEP.2 CLICK ON ANY PRODUCT ADD TO CART
STEP.3 VERIFY PRODUCT IS ADD INTO CART
STEP.4 CLICK ON RESET APP STATE BUTTON</text:a></text:p>
          </table:table-cell>
          <table:table-cell table:style-name="ce20" table:content-validation-name="val12" office:value-type="string" calcext:value-type="string">
            <text:p>MAJOR</text:p>
          </table:table-cell>
          <table:table-cell table:style-name="ce20" table:content-validation-name="val13" office:value-type="string" calcext:value-type="string">
            <text:p>RE - TEST</text:p>
          </table:table-cell>
          <table:table-cell table:style-name="ce24" table:number-columns-repeated="4"/>
          <table:table-cell table:style-name="ce20"/>
          <table:table-cell table:style-name="ce24" table:number-columns-repeated="13"/>
          <table:table-cell table:number-columns-repeated="998"/>
        </table:table-row>
        <table:table-row table:style-name="ro1">
          <table:table-cell table:style-name="ce24" office:value-type="string" calcext:value-type="string">
            <text:p>TS_03</text:p>
          </table:table-cell>
          <table:table-cell table:style-name="ce20" office:value-type="string" calcext:value-type="string">
            <text:p>SORT ITEMS</text:p>
          </table:table-cell>
          <table:table-cell table:style-name="ce24" office:value-type="string" calcext:value-type="string">
            <text:p>TC_03</text:p>
          </table:table-cell>
          <table:table-cell table:number-columns-repeated="2" table:style-name="ce20" office:value-type="string" calcext:value-type="string">
            <text:p>VERIFY THAT SORT ITEM WORKING</text:p>
          </table:table-cell>
          <table:table-cell table:style-name="ce16" office:value-type="string" calcext:value-type="string">
            <text:p><text:a xlink:href="https://www.saucedemo.com/" xlink:type="simple">STEP.1 GO TO https://www.saucedemo.com  AND LOGIN
STEP.2 CLICK ON SORT BUTTON
STEP.3 SELECT ANY SORTING METHOD</text:a></text:p>
          </table:table-cell>
          <table:table-cell table:style-name="ce24" table:content-validation-name="val11" office:value-type="string" calcext:value-type="string">
            <text:p>MAJOR</text:p>
          </table:table-cell>
          <table:table-cell table:style-name="ce24" table:content-validation-name="val13" office:value-type="string" calcext:value-type="string">
            <text:p>RE - TEST</text:p>
          </table:table-cell>
          <table:table-cell table:style-name="ce24" table:number-columns-repeated="4"/>
          <table:table-cell table:style-name="ce20" office:value-type="string" calcext:value-type="string">
            <text:p>HIGH TO LOW AND LOW TO HIGH SOORTING METHOD NOT WORKING</text:p>
          </table:table-cell>
          <table:table-cell table:style-name="ce24" table:number-columns-repeated="13"/>
          <table:table-cell table:number-columns-repeated="998"/>
        </table:table-row>
        <table:table-row table:style-name="ro1">
          <table:table-cell table:style-name="ce24" office:value-type="string" calcext:value-type="string">
            <text:p>TS_04</text:p>
          </table:table-cell>
          <table:table-cell table:style-name="ce20" office:value-type="string" calcext:value-type="string">
            <text:p>PRODUCT DETAIL</text:p>
          </table:table-cell>
          <table:table-cell table:style-name="ce24" office:value-type="string" calcext:value-type="string">
            <text:p>TC_03</text:p>
          </table:table-cell>
          <table:table-cell table:number-columns-repeated="2" table:style-name="ce20" office:value-type="string" calcext:value-type="string">
            <text:p>VERIFY PRODUCT DETAIL SAME AFTER OPEN DETAILS</text:p>
          </table:table-cell>
          <table:table-cell table:style-name="ce16" office:value-type="string" calcext:value-type="string">
            <text:p><text:a xlink:href="https://www.saucedemo.com/" xlink:type="simple">STEP.1 GO TO https://www.saucedemo.com  AND LOGIN
STEP.2 SEE ANY PRODUCT DETAILS AND NOTE IT
STEP.3 OPEN SAME PRODUCT SAME PRODUCT DETAILS </text:a></text:p>
          </table:table-cell>
          <table:table-cell table:style-name="ce24" table:content-validation-name="val11" office:value-type="string" calcext:value-type="string">
            <text:p>MAJOR</text:p>
          </table:table-cell>
          <table:table-cell table:style-name="ce24" table:content-validation-name="val13" office:value-type="string" calcext:value-type="string">
            <text:p>RE - TEST</text:p>
          </table:table-cell>
          <table:table-cell table:style-name="ce24" table:number-columns-repeated="4"/>
          <table:table-cell table:style-name="ce20" office:value-type="string" calcext:value-type="string">
            <text:p>PRODUCT DETAIL CHANGED</text:p>
          </table:table-cell>
          <table:table-cell table:style-name="ce24" table:number-columns-repeated="13"/>
          <table:table-cell table:number-columns-repeated="998"/>
        </table:table-row>
        <table:table-row table:style-name="ro1">
          <table:table-cell table:style-name="ce24" office:value-type="string" calcext:value-type="string">
            <text:p>TS_05</text:p>
          </table:table-cell>
          <table:table-cell table:style-name="ce20" office:value-type="string" calcext:value-type="string">
            <text:p>ALL ITEMS BUTTON</text:p>
          </table:table-cell>
          <table:table-cell table:style-name="ce24" office:value-type="string" calcext:value-type="string">
            <text:p>TC_04</text:p>
          </table:table-cell>
          <table:table-cell table:number-columns-repeated="2" table:style-name="ce20" office:value-type="string" calcext:value-type="string">
            <text:p>VERIFY ALL ITEMS BUTTON WORKING PROPERLY</text:p>
          </table:table-cell>
          <table:table-cell table:style-name="ce16" office:value-type="string" calcext:value-type="string">
            <text:p><text:a xlink:href="https://www.saucedemo.com/" xlink:type="simple">STEP.1 GO TO https://www.saucedemo.com  AND LOGIN
STEP.2 CLICK ON THE OPTION BUTTON(3 LINE)
STEP.3 CLICK ON THE ALL ITEMS </text:a></text:p>
          </table:table-cell>
          <table:table-cell table:style-name="ce24" table:content-validation-name="val11" office:value-type="string" calcext:value-type="string">
            <text:p>MINOR</text:p>
          </table:table-cell>
          <table:table-cell table:style-name="ce24" table:content-validation-name="val13" office:value-type="string" calcext:value-type="string">
            <text:p>RE - TEST</text:p>
          </table:table-cell>
          <table:table-cell table:style-name="ce24" table:number-columns-repeated="4"/>
          <table:table-cell table:style-name="ce20" office:value-type="string" calcext:value-type="string">
            <text:p>ITEMS PRICE AND OTHER DETAILS CHANGED RANDOMLY WHEN CLICK ON ALL ITEMS </text:p>
          </table:table-cell>
          <table:table-cell table:style-name="ce24" table:number-columns-repeated="13"/>
          <table:table-cell table:number-columns-repeated="998"/>
        </table:table-row>
        <table:table-row table:style-name="ro1">
          <table:table-cell table:style-name="ce20" office:value-type="string" calcext:value-type="string">
            <text:p>TS_07</text:p>
          </table:table-cell>
          <table:table-cell table:style-name="ce20" office:value-type="string" calcext:value-type="string">
            <text:p>FIRST ITEM</text:p>
          </table:table-cell>
          <table:table-cell table:style-name="ce20" office:value-type="string" calcext:value-type="string">
            <text:p>TC_07</text:p>
          </table:table-cell>
          <table:table-cell table:style-name="ce20" office:value-type="string" calcext:value-type="string">
            <text:p>VERIFY ALL DETAILS OF FIRST ITEM</text:p>
          </table:table-cell>
          <table:table-cell table:style-name="ce20" office:value-type="string" calcext:value-type="string">
            <text:p>VERIFY THAT ALL DETAILS ABOUT THAT ITEM REAMIN CONSTANT</text:p>
          </table:table-cell>
          <table:table-cell table:style-name="ce16" office:value-type="string" calcext:value-type="string">
            <text:p><text:a xlink:href="https://www.saucedemo.com/" xlink:type="simple">STEP.1 GO TO https://www.saucedemo.com  AND LOGIN
STEP.2 CLICK ON FIRST PRODUCT
STEP.3 NOTICE THE CHANGED PHOTO OF ITEM AFTER OPEN DETAIL</text:a></text:p>
          </table:table-cell>
          <table:table-cell table:style-name="ce20" table:content-validation-name="val12" office:value-type="string" calcext:value-type="string">
            <text:p>MAJOR</text:p>
          </table:table-cell>
          <table:table-cell table:style-name="ce20" table:content-validation-name="val13" office:value-type="string" calcext:value-type="string">
            <text:p>RE - TEST</text:p>
          </table:table-cell>
          <table:table-cell table:style-name="ce20" table:number-columns-repeated="4"/>
          <table:table-cell table:style-name="ce20" office:value-type="string" calcext:value-type="string">
            <text:p>PRODUCT BAR &gt; DIFFERENT PHOTO</text:p>
            <text:p>OPEN PRODUCT &gt; DIFFERENT PHOTO</text:p>
          </table:table-cell>
          <table:table-cell table:style-name="ce24" table:number-columns-repeated="13"/>
          <table:table-cell table:number-columns-repeated="998"/>
        </table:table-row>
        <table:table-row table:style-name="ro1">
          <table:table-cell table:style-name="ce20" office:value-type="string" calcext:value-type="string">
            <text:p>TS_08</text:p>
          </table:table-cell>
          <table:table-cell table:style-name="ce20" office:value-type="string" calcext:value-type="string">
            <text:p>CHECK OUT BUTTON POSITION</text:p>
          </table:table-cell>
          <table:table-cell table:style-name="ce20" office:value-type="string" calcext:value-type="string">
            <text:p>TC_08</text:p>
          </table:table-cell>
          <table:table-cell table:number-columns-repeated="2" table:style-name="ce20" office:value-type="string" calcext:value-type="string">
            <text:p>VERIFY THE POSITION OF CHECK OUT BUTTON</text:p>
          </table:table-cell>
          <table:table-cell table:style-name="ce16" office:value-type="string" calcext:value-type="string">
            <text:p><text:a xlink:href="https://www.saucedemo.com/" xlink:type="simple">STEP.1 GO TO https://www.saucedemo.com  AND LOGIN
STEP.2 CLICK ON CART
STEP.3 SEE THE POSITION OF CHECK OUT BUTTON</text:a></text:p>
          </table:table-cell>
          <table:table-cell table:style-name="ce20" table:content-validation-name="val12" office:value-type="string" calcext:value-type="string">
            <text:p>MINOR</text:p>
          </table:table-cell>
          <table:table-cell table:style-name="ce20" table:content-validation-name="val13" office:value-type="string" calcext:value-type="string">
            <text:p>RE - TEST</text:p>
          </table:table-cell>
          <table:table-cell table:style-name="ce20" table:number-columns-repeated="5"/>
          <table:table-cell table:style-name="ce24" table:number-columns-repeated="13"/>
          <table:table-cell table:number-columns-repeated="998"/>
        </table:table-row>
        <table:table-row table:style-name="ro1" table:number-rows-repeated="992">
          <table:table-cell table:style-name="ce24"/>
          <table:table-cell table:style-name="ce20"/>
          <table:table-cell table:style-name="ce24"/>
          <table:table-cell table:style-name="ce20" table:number-columns-repeated="2"/>
          <table:table-cell table:style-name="ce14"/>
          <table:table-cell table:style-name="ce24" table:content-validation-name="val11"/>
          <table:table-cell table:style-name="ce24" table:content-validation-name="val13"/>
          <table:table-cell table:style-name="ce24" table:number-columns-repeated="4"/>
          <table:table-cell table:style-name="ce20"/>
          <table:table-cell table:style-name="ce24" table:number-columns-repeated="13"/>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STANDARD_5f_USER" style:display-name="PageStyle_STANDARD_USER" style:page-layout-name="Mpm3">
      <style:header style:display="false"/>
      <style:header-left style:display="false"/>
      <style:footer style:display="false"/>
      <style:footer-left style:display="false"/>
    </style:master-page>
    <style:master-page style:name="PageStyle_5f_PROBLEM_5f_USER" style:display-name="PageStyle_PROBLEM_USER" style:page-layout-name="Mpm3">
      <style:header style:display="false"/>
      <style:header-left style:display="false"/>
      <style:footer style:display="false"/>
      <style:footer-left style:display="false"/>
    </style:master-page>
    <style:master-page style:name="PageStyle_5f_GLITCH_5f_USER" style:display-name="PageStyle_GLITCH_USER" style:page-layout-name="Mpm3">
      <style:header style:display="false"/>
      <style:header-left style:display="false"/>
      <style:footer style:display="false"/>
      <style:footer-left style:display="false"/>
    </style:master-page>
    <style:master-page style:name="PageStyle_5f_ERROR_5f_USER" style:display-name="PageStyle_ERROR_USER" style:page-layout-name="Mpm3">
      <style:header style:display="false"/>
      <style:header-left style:display="false"/>
      <style:footer style:display="false"/>
      <style:footer-left style:display="false"/>
    </style:master-page>
    <style:master-page style:name="PageStyle_5f_VISUAL_5f_USER" style:display-name="PageStyle_VISUAL_US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467" meta:object-count="0"/>
    <meta:generator>LibreOfficeDev/6.0.5.2$Linux_X86_64 LibreOffice_project/</meta:generator>
  </office:meta>
</office:document-meta>
</file>